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text-indent="0cm" style:auto-text-indent="false"/>
    </style:style>
    <style:style style:name="P8"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9" style:family="paragraph" style:parent-style-name="Heading_20_1">
      <style:paragraph-properties fo:text-align="center" style:justify-single-word="false"/>
    </style:style>
    <style:style style:name="T1" style:family="text">
      <style:text-properties style:font-name="Times New Roman"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6">„Mein lieber Schwan, Michael, heute bist du aber wieder geladen“, sagt ein dickerer Mann. „Aber ich weiß nicht, du übertreibst doch. Ich finde manche der Serien recht spannend. Man kann sich ja selber aussuchen, was man sehen möchte.“</text:p>
      <text:p text:style-name="P6"/>
      <text:p text:style-name="P6">Zustimmendes Gemurmel geht durch die Gruppe, aber Michael geht nicht darauf ei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nauf für eine Dusche.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warmes Gefühl durchflutet ihn. Er taucht den Kopf unter und spürt den Druck der Quelle. Das macht Spaß und Thomal beginnt innerlich zu summen. Ihm fällt auf, dass er nicht grübelt. Einen Zustand, der ihn normalerweise sehr häufig und vor allem morgens packt. Mit dem Grübeln einher geht ein Gefühl der Beklommenheit und Schwärze. Jetzt ist er aber lebendig, also taucht er unter und lässt sich treiben. Er hört das Sprudeln um ihn herum, spürt die Leichtigkeit seines Körpers und macht einen <text:s/>Purzelbaum unter Wasser. Dabei unterschätzt er die Beschaffenheit des Beckenbodens, der natürlich gestaltet ist. Er schlägt sich hart den Kopf an einem größeren, etwas nach oben erhobenem abgerundeten Kiesel. Ihm wird kurz schwarz vor Augen dann taucht er auf. 'Aua', sagt er. Bevor ihm die weitere Orientierung gelingt, fällt er den kleinen Wasserfall hinab. Da er auf den Sturz nicht vorbereitet ist, schlägt er sich an der sanft geschwungenen und glatten Steinrutsche nach unten nochmal den Ellbogen. Als er im unteren Becken wieder auftaucht, spürt er den weiteren Schmerz am Ellbogen.</text:p>
      <text:p text:style-name="P2">„Mist“, sagt er laut. Er dreht seinen Ellbogen und sieht, dass er blutet. Eine Platzwunde hat sich am Ellbogen aufgetan. Er watet langsam Richtung Beckenrand um sich den Schaden näher zu betrachten. Die Lust am Schwimmen ist im vergangen.</text:p>
      <text:p text:style-name="P2">„Du blutest am Kopf!“. 'Was?', denkt Thomal und fasst sich verwirrt an die Stelle am Kopf, mit der auf dem Stein aufgeschlagen hat. Als er die Hand betrachtet, sieht er wie Blut den Finger hinab läuft. </text:p>
      <text:p text:style-name="P2">„Hast du dir weh getan?“, wieder ist es dieselbe Stimme und Thomal dreht sich im Becken stehend um. Er sieht die junge Frau, die nun zu ihm geschwommen ist. Sie steht direkt neben ihm, aufgerichtet. Aber Thomal ist nicht in der Stimmung, ihr verlockend aufperlenden Brüste genauer zu betrachten. Wieder betastet er seinen Hinterkopf. „Oh“, sagt er nochmal, „ich glaube ich habe mir den Kopf angeschlagen.“</text:p>
      <text:p text:style-name="P2">„Wie hast du das den hin bekommen?“, fragt die Frau. „Dreh dich mal mit dem Rücken zu mir“.</text:p>
      <text:p text:style-name="P2">Thomal dreht sich und spürt, wie die Frau den Kopf abtastet.</text:p>
      <text:p text:style-name="P2">„Aua!“, sagt er etwas lauter.</text:p>
      <text:p text:style-name="P2">„Oh. Aha. Eine ordentliche Platzwunde. Ich glaube, das muss man nähen. Warte ich helfe dir aus dem Becken.“</text:p>
      <text:p text:style-name="P2">Sie schwimmt an den Beckenrand und zieht sich mit einem Zug aus dem Wasser, was sehr sportlich aussieht. Danach reicht sie Thomal die Hand, aber er versucht es alleine. Als er schwerfällig mit beiden Armen über dem Beckenrand hängt, fasst sie unter der Schulter und hilft ihm hoch. </text:p>
      <text:p text:style-name="P2">„Mir ist etwas schwindlig“, meint er. Sie nickt. Sie deutet auf ein paar in Stein eingehauene Liegemöglichkeiten. </text:p>
      <text:p text:style-name="P2">„Leg dich da hin! Ich hole dir ein Handtuch für den Kopf.“</text:p>
      <text:p text:style-name="P2">Thomal wankt zu den Steinen und setzt sich benommen hin. Kurz darauf ist die Frau wieder da und umwickelt seinen Kopf mit einem Handtuch. Ein anderes legt sie in eine Einbuchtung, die <text:s/>zum Ablegen des Kopfes gedacht ist. </text:p>
      <text:p text:style-name="P2">„So“, meint sie. „Nun kannst du dich nach hinten ablegen. Ich hole den Arzt. Ist nicht schlimm, nur eine Platzwunde.“</text:p>
      <text:p text:style-name="P2">Mit diesen Worten verschwindet sie aus Thomals Blickfeld, der schnaufend in der Steinliege hängt. Ein paar Minuten später, Thomal hört genau, was um ihn herum passiert, aber aufsehen will er nicht, da er sich schämt, hört er Stimmen und schnelle Schritte, die sich ihm nähern. Er kann Antonia reden hören und dazu eine Männerstimme. Eine paar Sekunden später tippt ihm jemand auf die Schulter. </text:p>
      <text:p text:style-name="P2">„So, sie haben sich den Kopf anschlagen, junger Mann? Dann lassen sie mal sehen“.</text:p>
      <text:p text:style-name="P2">Thomal spürt wie ihn jemand an der Schulter berührt und einen leichten Impuls nach oben gibt. Er richtet sich auf und kurz darauf wickelt jemand seinen Turban vom Kopf. Er öffnet die Augen und sieht einen Mann mittleren Alters mit Vollbart und Brille, sowie den typisch weißen Kleidern eines Arztes. </text:p>
      <text:p text:style-name="P2"><text:soft-page-break/>„Wollen mal sehen“, sagt er und betastet wieder den Hinterkopf von Thomal.</text:p>
      <text:p text:style-name="P2">„Aua“, sagt der wieder, beobachtet aber gleichzeitig die junge Frau, die wieder angezogen ist sowie Antonia, die ihn besorgt ansehen. 'Oh je, ist das peinlich', denkt er.</text:p>
      <text:p text:style-name="P2">„Ja, das ist ein Platzwunde, wie du gesagt hast, Maria“.</text:p>
      <text:p text:style-name="P2">'Aha', denkt Thomal. 'Maria heißt sie also. Hübsch ist sie.'</text:p>
      <text:p text:style-name="P2">„Nicht schlimm, aber ich denke du hattest recht. Wir müssen das nähen. Ich hole kurz meinen Koffer mit dem Verbandsmaterial, einen Moment.“</text:p>
      <text:p text:style-name="P2">Der Arzt richtet sich auf und verschwindet daraufhin hinter der glasigen Tür, welche die Badehalle vom Umkleideraum trennt. Maria tritt näher und hält ihm das Handtuch an den Hinterkopf. Antonia schaut weiterhin besorgt.</text:p>
      <text:p text:style-name="P2">„Maria, wenn du gleich zu deiner morgendlichen Sitzung los musst ist das in Ordnung. Ich passe auf Thomal auf.“</text:p>
      <text:p text:style-name="P2">„Ach was, ich warte“, sagt sie und schaut Thomal kurz in die Augen. Thomal wird es warm um den Kopf, und das kommt nicht nur von der Wunde, die er sich zugezogen hat. </text:p>
      <text:p text:style-name="P2">„Da blutest du ja auch!“, sagt Maria und deutet auf einen Ellbogen. Antonia hält sich die Hand vor den Mund. </text:p>
      <text:p text:style-name="P2">„Sag mal, Thomal“, meint sie dann. „Ich glaube ich hätte dich noch zum Baden begleiten sollen. Wie hast du das denn gemacht?“</text:p>
      <text:p text:style-name="P2">„Ich bin untergetaucht und habe einen Purzelbaum geschlagen. Dabei habe ich mir den Kopf gestoßen. Dann war auch schon die Rutsche da...“</text:p>
      <text:p text:style-name="P2">„Hast du die Schilder am Flussrand nicht gesehen?“, fragt Maria. „Reinspringen ist hier auch verboten, da der Beckenboden nicht sehr tief und uneben ist.“</text:p>
      <text:p text:style-name="P2">„Das... das habe ich nicht“, sagt Thomal.</text:p>
      <text:p text:style-name="P2">„Und ich habe dich nicht darauf hingewiesen,“, sagt Antonia, „ich... tut mir leid!“</text:p>
      <text:p text:style-name="P2">In diesem Moment ist der Arzt wieder da. Er verbindet Thomals Kopf und meint:</text:p>
      <text:p text:style-name="P2">„So, das wäre es. Maria, du kannst zu deiner Sitzung. Danke für die Hilfe!“</text:p>
      <text:p text:style-name="P2">„Ja, danke!“, sagt Thomal und bringt nicht mehr als diesen kurzen Satz heraus.</text:p>
      <text:p text:style-name="P2">„Gern geschehen“, sagt Maria. Der Arzt und Antonia helfen Thomal hoch und Maria verschwindet hinter der Glastür. </text:p>
      <text:p text:style-name="P2">„Antonia, ich gebe dir bescheid, sobald Thomal fertig ist.“</text:p>
      <text:p text:style-name="P2">„Ich begleite euch noch in die Praxis“, sagt Antonia.</text:p>
      <text:p text:style-name="P2">„Sehr gerne“, sagt der Arzt. „Ich mache mit ihm dann im Anschluss gleich den Check, dann hat sich das erledigt oder was meinst du?“</text:p>
      <text:p text:style-name="P2">„In Ordnung. Das wäre heute sowieso noch dran gewesen, dann setzen wir uns danach zusammen, Thomal.“</text:p>
      <text:p text:style-name="P2">„Wenn der junge Mann, denn keine Gehirnerschütterung hat.“, entgegnet der Arzt.</text:p>
      <text:p text:style-name="P2">„Habe ich, glaube ich nicht. Mir ist nicht allzu schwindlig.“</text:p>
      <text:p text:style-name="P2"/>
      <text:p text:style-name="P2">Alle drei verlassen die Badehalle und Thomal ist bemüht, das blutige Handtuch über seine Scham zu halten. Er kleidet sich ungelenk um und anschließend geht es über weitere Treppen und Flure in die Arztpraxis. Diese sieht ganz gewöhnlich aus, mit einem Schreibtisch auf der einen Seite sowie einer Liege auf der anderen. Neben dem Schreibtisch ist eine Tür, die geschlossen ist. Wieder daneben ein Schrank, der mit Arzneischachteln vollgestapelt ist. Der Schreibtisch ist mit Akten überladen.</text:p>
      <text:p text:style-name="P2">„Thomal, wenn du fertig bist geh auf dein Zimmer, ich werde dich dann abholen, in Ordnung?“, sagt Antonia.</text:p>
      <text:p text:style-name="P2">„Ja“, antwortet Thomal.</text:p>
      <text:p text:style-name="P2">Antonia schließt leise die Türe hinter sich. Dann blickt ihn der Arzt an. </text:p>
      <text:p text:style-name="P2">„So, ich bin Ulrich Führmann“, er reicht ihm die Hand. Thomal schüttelt sie vorsichtig. </text:p>
      <text:p text:style-name="P2">„Keine Angst wegen des Blutes. Ist schon ok. Setz dich auf die Liege. Ich bereite die Spritze vor.“</text:p>
      <text:p text:style-name="P2">Thomal setzt sich auf die Liege und Führmann verschwindet durch die Tür neben seinem Schreibtisch. Thomal blickt sich im Behandlungsraum um. Er ist schon oft in Behandlungszimmern <text:soft-page-break/>gesessen und hat gewartet. Beim Hausarzt, beim Augenarzt, beim Psychologen im Krankenhaus usw. Er hat Übung darin, sich die Zimmer genau anzusehen. Manchmal ist eine persönliche Handschrift des Arztes oder der Mitarbeiter zu erkennen. Andere sind dagegen nur funktional. In Wartezimmern kann man nichts anderes machen außer warten. Thomal hat sich darin geübt beim Warten nichts zu tun, sondern zu beobachten. Er greift nicht in den Stapel veralteter Zeitschriften oder tippt auf dem Handy. Sein Blick erfasst zuerst den vollen Schrank. Er liest die Medikamenten-Namen ohne sie zu verstehen oder bewusst aufzunehmen. Vom Schrank blickt er auf den Schreibtisch. Er ist nicht nur mit Akten überladen, sondern auch mit Notizzetteln. Kein Computer. Hinter dem Schreibtisch an der Wand hängt eine Bleistiftzeichnung, die ein junges, sehr hübsches Mädchen darstellt. Sie hat lange lockige Haare und einen Zopf, der über die Schulter gelegt ist. Ein dünner Hauch von einem Lächeln ist erkennbar. Nur eine Andeutung. Sie hat einen Leberfleck auf der Wange und ihre Augen sind sanft. Sie trägt eine Bluse, bei der der oberste Knopf geöffnet ist. Thomal blickt das Bild einige Sekunden an, dann schweift sein Blick nach links zum Fenster des länglichen Raumes. Es ist noch dunkel, also dreht Thomal den Blick weiter in Richtung der Wand in seinem Rücken. Dort hängt kein Bild. Vor der Wand steht ein länglicher Apparat, der wie ein altmodischer riesiger Nadeldrucker aussieht. Er verspürt den Impuls aufzustehen und den Drucker näher zu betrachten. Kurz danach spürt er den Impuls zum Schreibtisch zu laufen und dort herum zu stöbern. Obwohl er beide Impulse deutlich wahrgenommen hat, geht er keinem von ihnen nach. Der Moment der Unruhe vergeht und er bleibt sitzen. Er atmet ruhig und spürt kurz das Pochen an seinem Hinterkopf. 'Gedanken kommen und gehen', denkt er. </text:p>
      <text:p text:style-name="P2">Da öffnet sich wieder die Tür neben dem Schreibtisch und Führmann kommt herein. Er redet noch kurz etwas, bevor er die Tür wieder schließt und Thomal erhascht einen Blick auf eine Frau, die durch das hintere Zimmer zu ihm herein sieht.</text:p>
      <text:p text:style-name="P2">„Ist das die Schwester?“, fragt er Führmann.</text:p>
      <text:p text:style-name="P2">„Was? Ach ja. Das ist Gisela. Sie wird falls nötig die Spritze vorbereiten. So junger Mann, ich werde die Wunde nun säubern. Das brennt etwas. So...“</text:p>
      <text:p text:style-name="P2">Thomal spürt einen kalten Druck am Hinterkopf. Er fährt leicht zusammen. </text:p>
      <text:p text:style-name="P2">„Aha. Ja, ich denke wir müssen nicht nähen. Ein Verband sollte reichen.“</text:p>
      <text:p text:style-name="P2">Er verbindet Thomal den Kopf, der es ruhig mit sich geschehen lässt. Danach betrachtet er sich den Ellbogen. Er säubert auch diese Wunde und verbindet sie. Nachdem er fertig ist, richtet er sich auf. Thomal sieht unter dem Hemd einen leichten Bauchansatz. Gleichzeitig fallen ihm die schönen Hände des Arztes auf. Sie wirken weich und beruhigend auf ihn. Thomal fühlt augenblicklich eine Zuneigung zu dem Mann. Führmann geht zum Schreibtisch und lässt sich dahinter nieder. Gleichzeitig zeigt er Thomal an, auf dem kleinen Stuhl vor dem Schreibtisch Platz zu nehmen.</text:p>
      <text:p text:style-name="P2">Als beide sitzen, blickt er Thomal einen Augenblick lang abwesend an. Dann schreckt er hoch und meint: „Ach je, ich muss von Gisela ja die Papiere holen. Einen Moment.“</text:p>
      <text:p text:style-name="P2">Er verschwindet wieder im Hinterzimmer und erscheint kurz darauf mit einem kleinen Stapel Papier. Er seufzt:“So, wir müssen die Fragen durchgehen. Das ist die Aufnahmeerhebung. Wir müssen wissen, was für Medikamente wir dir eventuell verabreichen müssen, welche Erkrankungen du schon hattest etc. Ich frage dich einfach und du antwortest.“</text:p>
      <text:p text:style-name="P2">So geht Führmann mit ihm eine längere Checkliste durch. Kopfschmerzen, Bluthochdruck, innere Erkrankungen, Verletzungen.</text:p>
      <text:p text:style-name="P2">„Hattest du schon einmal einen Bruch oder Ähnliches?“</text:p>
      <text:p text:style-name="P2">„Ja, ich habe mir vor ein paar Jahren das Wadenbein gebrochen und die Bänder gerissen.“</text:p>
      <text:p text:style-name="P2">„Das klingt nach Fußball, richtig?“</text:p>
      <text:p text:style-name="P2">„Genau. Kurz darauf ein Kreuzband-Anriss.“</text:p>
      <text:p text:style-name="P2">„Fußball ist alles andere als gesundheitsfördernd. So jetzt die psychischen Erkrankungen. Depression?“</text:p>
      <text:p text:style-name="P2">„Ja, ist fest diagnostiziert.“</text:p>
      <text:p text:style-name="P2">„Welche Art der Depression?“</text:p>
      <text:p text:style-name="P2">„Leicht aber chronisch, möchte ich sagen.“</text:p>
      <text:p text:style-name="P2">„Dysthimie.“</text:p>
      <text:p text:style-name="P2"><text:soft-page-break/>„Nimmst du Medikamente?“</text:p>
      <text:p text:style-name="P2">„Ja.“ Thomal nennt das Medikament, so geht es noch ein paar Minuten weiter. Dann ist Führmann vorerst fertig. Er seufzt erneut. „So, das einzige, was wir dir zu Anfang weiter verabreichen müssen, ist das Anti-Depressivum. Das wird nach und nach aber ausgeschlichen. Das hat dir Antonia bestimmt erzählt.“</text:p>
      <text:p text:style-name="P2">„Das hat sie mir erzählt, obwohl ich Angst davor habe. Ich habe das ein paar mal gemacht, die Rückfälle waren schlimm. Das war dann schlimmer als vorher. <text:s/>Die Auswirkungen waren erst erst nach einem halben Jahr spürbar. Das würde ich gerne vermeiden. Was, wenn ich aus der Klinik wieder heraus bin und es dann anfängt?“</text:p>
      <text:p text:style-name="P2">„Mach dir darum jetzt mal keine Sorgen. Wir kennen die Symptome ganz genau und wir lassen dich nicht im Stich. Kannst du dich bitte nochmal auf die Liege legen? Ich möchte dich auch noch körperlich untersuchen. Den Umhang kannst du auf dem Stuhl da ablegen.“ Er deutet auf den Stuhl, auf dem Thomal sitzt. Thomal macht sich frei und legt sich hin. Er fröstelt kurz. Dann beginnt Führmann damit ihn abzutasten. Er macht das auf eine Art, die er von keinem Arzt kennt. Es ist nicht das Übliche: sich bücken, versuchen die Zehen zu berühren und Husten. Führmann fährt ihm erst mit der Hand über den Kopf, dann betastet er den Hals. Von dort fährt er weiter in Richtung Bauch und bedeutet Thomal, tief durchzuatmen. Er fährt ihm mit den Händen unter die Bauchhöhle und drückt. Thomal spürt, dass er sehr verspannt ist. Dann geht er weiter zu den Knieen. Er fängt an, das Bein nach der Seite zu bewegen, gleichzeitig bittet er Thomal, weiterhin tief zu atmen. Er fährt an einer Stelle über das Knie und Thomal schmerzt der Bauch. „Aua“, sagt er. „Der Bauch?“, fragt der Arzt. „Ja, das tut weh.“ </text:p>
      <text:p text:style-name="P2">„Kein Wunder“, antwortet Führmann. Dein Atem geht nicht gleichmäßig auf und ab. Sie halten zurück. Er betastet noch die Füße und hier spürt Thomal einen Schmerz in der Stirn. Er signalisiert es dem Arzt, der aufhorcht. Danach ist er fertig und Thomal kann sich anziehen.</text:p>
      <text:p text:style-name="P2">„Was habe ich denn?“, fragt Thomal den Arzt.</text:p>
      <text:p text:style-name="P2">„Eigentlich nichts Besonderes, oder noch nicht. Du musst wissen, dass Körper und Seele sehr eng miteinander verbunden sind. Die Trennung ergibt schon keinen Sinn. Du hast, so will ich sagen, einen gehemmten Ausdruck, der sich in deiner Verspannung im Kopf sowie im Bauch äußert. Das wird bestimmt besser. Außerdem hast du eine gebückte Haltung, ist dir das bewusst?“</text:p>
      <text:p text:style-name="P2">„Ja, das ist mir natürlich bewusst. Ich rege mich darüber schrecklich auf, kann es aber so nicht ändern.“</text:p>
      <text:p text:style-name="P2">Führmann lacht kurz. „Ja, wenn der Wille immer alles könnte. Aber das muss sich langsam lösen. Wenn jemand mit Erfahrung dich betrachtet, kann er schon an den körperlichen Symptomen erkennen, wo er helfen kann. Aber ich kann dich nochmal beruhigen, die meisten, die hier sind haben diese oder ähnliche Symptome. Ansonsten bist du aber topfit, wie ich soweit sehe. Jetzt messen wir noch kurz den Blutdruck und du bist entlassen.“</text:p>
      <text:p text:style-name="P2"/>
      <text:p text:style-name="P2">„Purzelbäume unter Wasser!“, sagt Antonia, als sie ihn abholt. „Das habe ich als Kind auch immer gemacht. Könnte ich mal wieder ausprobieren. Wie geht’s dem Kopf und dem Arm?“</text:p>
      <text:p text:style-name="P2">„Gut! Ich spüre eigentlich nichts mehr. Nur ein leichtes Pochen.“</text:p>
      <text:p text:style-name="P2">„Meinst du, wir können mit den Übungen anfangen?“</text:p>
      <text:p text:style-name="P2">„Sehr gerne. Ich bin gespannt wie sonstwas!“, Thomal lächelt sie an und er spürt wieder die Freude. </text:p>
      <text:p text:style-name="P2">Die beiden gehen in Thomals Trakt und setzen sich an das Tischchen. Wieder sind andere Personen auch an den Tischen.</text:p>
      <text:p text:style-name="P2">„So, Thomal. Ich erkläre dir kurz, mit welcher Übung wir anfangen werden. Zuerst werden wir ein paar Minuten meditieren. Bei der Meditation ist es wichtig, dass du ruhig atmest und aufrecht sitzst. Gedanken werden kommen und gehen. Das ist ok. Versuche aber sitzen zu bleiben, auch wenn du denkst, dass du es keinen Moment länger aushältst.“</text:p>
      <text:p text:style-name="P2">Antonia zeigt ihm kurz die aufrechte Sitzhaltung. Ihre Hände liegen dabei ineinander gelegt im Schoß, ihre Augen sind sanft geschlossen. Thomal macht das nach und Antonia korrigiert ihn ein bis zweimal. </text:p>
      <text:p text:style-name="P2">„Nachdem die Anfangsmeditation geschafft ist, werde ich dir Bilder auf den Tisch legen, lass sie <text:soft-page-break/>einfach auf dich wirken, in Ordnung? Du bleibst dabei ganz normal sitzen, so wie bei der Meditation. Wir werden da nicht reden.“</text:p>
      <text:p text:style-name="P2">„Das ist alles?“</text:p>
      <text:p text:style-name="P2">Antonia lacht kurz auf. „Ja, das ist erstmal alles.“</text:p>
      <text:p text:style-name="P2">So beginnt die Meditation. Thomal schließt die Augen, fängt an sanft zu atmen. Die ersten paar Minuten sind ganz in Ordnung oder so kommt es ihm vor. Er meint schon fast erleuchtet zu sein, so klar sind seine Gedanken, doch dann schweifen sie ab. Er muss an Sex mit Antonia denken, der Gedanke kommt mit so einer Gewalt, dass er sich schämt. 'Das geht doch nicht denkt er'. Dann spürt er wie unbequem er sitzt. 'Sitzen bleiben', denkt er und spürt Schmerzen im Rücken. Das geht quälend langsam. Es ist als wäre die Zeit ein zähflüssiger Honig, der ihn ganz und gar eingedeckt hat. Krampfhaft versucht er, die Gespräche an den Nachbartischen zu verfolgen. Vielleicht passiert da ja etwas Spannendes. Aber er kann nicht richtig hören, weil geflüstert wird. Dann fällt ihm ein, wie beschissen es ihm in letzter Zeit ging. Ein Alptraum. Ob das hier überhaupt einen Sinn hat? Zuletzt wartet er nur darauf, dass Antonia ihm signalisiert, dass er die Augen öffnen kann. Er wartet und wartet. Eigentlich würde er gerne los schreien, aber er tut es nicht. Und dann, nach einer scheinbaren Ewigkeit, in einem Moment als er vollkommen abwesend ist, bittet ihn Antonia, die Augen zu öffnen. Sie blickt ihn so intensiv an, als würde sie genau wissen, was er gedacht hat. Sie legt den Finger an die Lippen – ein Signal, noch zu schweigen. Dann greift sie in eine Mappe neben dem Tischchen und zieht ein Papier heraus. Sie legt aus vor Thomal auf den Tisch. Er sieht eine Zeichnung, die so ähnlich ist, wie alles, was er hier schon gesehen hat: ein schwungvoll gezogenes Muster, ganz lebendig, schwarz auf weiß. Er betrachtet es ungefähr eine Minute und denkt: 'Ich habe es jetzt lange genug gesehen!', aber Antonia lässt es liegen. Er blickt sie an und sie bedeutet ihm, es weiter zu betrachten. Also tut er es. Seine Augen fahren jede Kurve, jede Linie ab. Von vorne bis hinten. 'Das darf nicht wahr sein, denkt er!'. Und so geht es noch ungefähr eine Stunde weiter. Endlich deutet sie ihm, dass er aufstehen kann. Thomal erhebt sich und versucht ein Ächzen zu unterdrücken. Das gelingt ihm nicht. Das Kreuz tut ihm weh. Er schließt kurz die Augen und die vielen Zeichungen schwimmen vor seinem Geiste hin und her. 'Man müsste einen Schrei loslassen', denkt er. </text:p>
      <text:p text:style-name="P2">„So, Thomal, das war die Vormittagssitzung. Wir machen nach dem Mittagessen weiter. Du solltest dich jetzt etwas ausruhen.“</text:p>
      <text:p text:style-name="P2">„In Ordnung“, Thomal klingt bedrückt, aber Antonia geht nicht darauf ein. Eigentlich fühlt er sich überhaupt nicht müde. Antonia begleitet ihn in sein Zimmer.</text:p>
      <text:p text:style-name="P2">„Komm, leg dich ruhig hin!“</text:p>
      <text:p text:style-name="P2">Thomal legt sich aufs Bett und merkt im selben Moment, dass er vollkommen erschlagen ist. Er hat den Gedanken kaum zu Ende gedacht, da schläft er ein.</text:p>
      <text:p text:style-name="P2"/>
      <text:p text:style-name="P2">Jemand rüttelt an seinem Arm. Thomal stöhnt auf und dreht sich. Maike steht am Bett. Er sieht sie überrascht an. Er steht abrupt auf, bleibt aber hängen. ER hat die Haube auf. Er sieht Maike verwirrt an. </text:p>
      <text:p text:style-name="P2">„Vorsicht, Thomal, die Haube!“. Sie eilt ans Bett und nimmt Thomal die Haube ab. </text:p>
      <text:p text:style-name="P2">„Was?“, fragt er. „Ich habe tief geschlafen. Wie spät ist es?“</text:p>
      <text:p text:style-name="P2">„Keine Angst, du hast nur ein dreiviertel Stunde geschlafen. Antonia kommt gleich, dann geht ihr zum Essen.“</text:p>
      <text:p text:style-name="P2"/>
      <text:p text:style-name="P2">Als Thomal und Antonia beim Essen sitzen, hakt Thomal nach:</text:p>
      <text:p text:style-name="P2">„Antonia, ich war tatsächlich fix und fertig nach der Sitzung. Warum? Und was hat das mit den Zeichnungen auf sich.“</text:p>
      <text:p text:style-name="P2">„Die Zeichungen sind eine Meditationshilfe mit viel Tiefe. Die Aufnahme macht immer sehr müde. Bist du erfrischt?“</text:p>
      <text:p text:style-name="P2">„Ja, ich bin erfrischt“, meint Thomal und stochert in seinem Salat herum. </text:p>
      <text:p text:style-name="P2">„Ist das so etwas wie ein Informationsüberschuss in meinem Kopf? Und warum habe ich von der Haube nicht mitbekommen?“</text:p>
      <text:p text:style-name="P2"><text:soft-page-break/>„Ja, Thomal. Man kann sagen, dass die Zeichnungen dein Gehirn anregen, denn sie sind auch so gemacht worden. In einem Zustand der tiefen Verbundenheit mit sich und der Welt. Deswegen sind sie anstrengend oder sie sind es am Anfang. Aber sie helfen dir, deine Meditation zu vertiefen. Aus diesem Grund wird dir auch die Haube angelegt, denn sie zeichnet die Veränderungen in deinem Gehirn auf.“</text:p>
      <text:p text:style-name="P2"/>
      <text:p text:style-name="P2">„Das ist so wie bei einem buddhistischen Mönch. Ich kenne da Experimente, welche aufzeigen, dass sie andere Gehirnwellen haben, als normale Sterbliche. Es gibt da ganz verrückte Dokumentation, die besagen, dass solche Menschen sogar buddhistische Symbole in den Knochen hatten, nur durch die Meditation.“</text:p>
      <text:p text:style-name="P2"/>
      <text:p text:style-name="P2">„Das ist ja verrückt!“, Antonia lächelt. „Hast du geträumt?“</text:p>
      <text:p text:style-name="P2"/>
      <text:p text:style-name="P2">„Nicht das ich wüsste, ich kann mich nicht erinnern.“</text:p>
      <text:p text:style-name="P2"/>
      <text:p text:style-name="P2">„Wie war die erste Mediation. Anstrengend?“</text:p>
      <text:p text:style-name="P2"/>
      <text:p text:style-name="P2">„Wahnsinnig anstrengend. Ich wäre fast verrückt geworden. Ständig gingen mir Gedanken durch den Kopf. Nach ein paar Minuten dachte ich, ich werde verrückt.“</text:p>
      <text:p text:style-name="P2"/>
      <text:p text:style-name="P2">„Das ist immer anstrengend. Aber kämpfe nicht zu sehr. So. Heute nachmittag werden wir etwas anderes machen. Wir werden zusammen etwas spielen.“</text:p>
      <text:p text:style-name="P2"/>
      <text:p text:style-name="P2">„Oha. Bevor ich mich freue kann ich mich bestimmt darauf einstellen, dass das wieder sehr anstrengen wird, richtig?“</text:p>
      <text:p text:style-name="P2"/>
      <text:p text:style-name="P2">„Korrekt. Aber es ist auch sehr spannend. Das wirst du sehen.“</text:p>
      <text:p text:style-name="P2"/>
      <text:p text:style-name="P2">„Wie läuft das Programm jetzt eigentlich weiter? Werden wir länger nur zu zweit Übungen machen? Oder kommen bald andere hinzu?“</text:p>
      <text:p text:style-name="P2"/>
      <text:p text:style-name="P2">„Gut, dass du nachfragst. In deinem Plan steht jetzt schon etwas von Gruppenübungen, das wird aber noch eine Woche dauern. Erst dann machen die Gruppenübungen Sinn. Bis dahin werde ich mit dir arbeiten.“</text:p>
      <text:p text:style-name="P2"/>
      <text:p text:style-name="P2">Nach dem Essen gehen Thomal und Antonia direkt weiter. Über Flure laufen sie in den Keller, aber nicht wie zuletzt in die Kunsträume. Antonia führt Thomal weiter nach unten und öffnet die Tür zu einer kleineren, mit grünem Teppich ausgelegten Halle, die hell beleuchtet ist. Der Raum hat, wie ein Billiardtisch, fußballgroße Löcher in den Ecken am Boden sowie an der Decke. Auch in der Mitte des Raumes sind Löcher, die wie ein beim Bowling eine Art Rückführsystem für Kugeln sind. Im Raum verteilt liegen mehrere Bälle. Antonia setzt sich auf einen Ball.</text:p>
      <text:p text:style-name="P2"/>
      <text:p text:style-name="P2">„Du machst doch gerne Sport, Thomal, nicht wahr?“</text:p>
      <text:p text:style-name="P2">„Ja!“, sagt er. Sehr gerne. „Allerdings bin ich im Wettbewerb nicht ganz so gut. Kriegs da schnell mit den Nerven.“</text:p>
      <text:p text:style-name="P2">„Wir fangen sehr langsam an“, sagt Antonia. „Leg dich zuerst auf den Boden, wir machen einige Übungen.“</text:p>
      <text:p text:style-name="P2">Antonia legt sich auf den Boden und macht einige Dehnungen. Thomal macht das auch, so gut er es eben kann. Sie dehnt die Schenkel, die Waden. Danach stehen sie auf und dehnen die Nackenmuskulatur. Nach etwas zehn Minuten sagt Antonia:</text:p>
      <text:p text:style-name="P2"/>
      <text:p text:style-name="P2">„So, Thomal, ich werde dir nun zeigen, wie das Spiel funktioniert. Siehst du die zwei Löcher im <text:soft-page-break/>Boden und an der Decke? Von dort werden nun langsam Bälle herausfliegen. Wenn er von oben kommt, kannst du den Ball direkt fangen oder aufspringen lassen. Hast du den Ball, leuchtet jeweils eine der acht „Ecktaschen“, also eines der Löcher am Boden oder in der Decke auf. Daraufhin kannst du zum Loch laufen und den Ball oben oder unten hineinwerfen. Alles klar?“</text:p>
      <text:p text:style-name="P2">„Soweit schon!“, antwortet Thomal.</text:p>
      <text:p text:style-name="P2">„Ich werde es dir kurz vormachen. Antonia läuft an eine Wand des Raumes, an der eine Art Bedienungskonsole eingebaut ist. Sie drückt ein paar Tasten. Dann begibt sie sich in die Mitte des Raumes neben Thomal. „Du musst ein Stück zur Seite!“, weist sie ihn an. Thomal geht an den Hallenrand. Einen Moment später springt leicht schräg ein Ball aus der Decke. Antonia lässt den Ball aufspringen und fängt ihn anschließend. Kurz darauf dreht sie sich herum und ihr Blick schweift durch den Raum. Im unteren rechten Eck erscheint ein helles blaues Licht. Antonia läuft in das Eck und wirft den Ball hinein. </text:p>
      <text:p text:style-name="P2">„Ah. Ist ja easy!“, meint Thomal.</text:p>
      <text:p text:style-name="P2">„Dann kannst du jetzt machen!“</text:p>
      <text:p text:style-name="P2"/>
      <text:p text:style-name="P2">Antonia begibt sich nun an den Hallenrand und deutet Thomal, sich in die Mitte zu bewegen. Wieder springt ein Ball aus dem mittleren Deckenloch. Thomal hat den Ehrgeiz, den Ball direkt zu fangen, was ihm durch einen Satz zur Seite gelingt. Er schaut sich im Raum um und sieht das linke obere Eckloch hell erleuchtet. Er rennt darauf zu und wirft den Ball hinein. </text:p>
      <text:p text:style-name="P2"/>
      <text:p text:style-name="P2">„Ok! Mach mal ein paar Bälle“, sagt Antonia.</text:p>
      <text:p text:style-name="P2"/>
      <text:p text:style-name="P2">Thomal freut sich sichtlich und schlendert wieder Richtung Mitte. Der nächste Ball kommt dieses mal von unten nach oben. Thomal springt und erwischt die Kugel in der Luft. Kurz nach der Landung erkennt er, dass in einer unteren Ecke ein Licht brennt. Er legt den Ball auf den Boden und schiebt ihn mit dem Fuss ins Eck. So geht das einige Minuten und manchmal wirft oder schiebt Thomal den Ball daneben, was ihn leise fluchen lässt. Dann beendet Antonia das Programm.</text:p>
      <text:p text:style-name="P2"/>
      <text:p text:style-name="P2">„Oh! Du schwitzt. Schön. Also bist du aufgewärmt. Dann machen wir jetzt folgendes. Im nächsten Durchlauf werden die Bälle schneller von oben und unten kommen. Kannst du einen Ball anschließend nicht versenken bevor der nächste Ball im Spiel ist, gibt es Minuspunkte.“</text:p>
      <text:p text:style-name="P2">Sie deutet auf eine Anzeigetafel, die jetzt zum ersten mal beleuchtet ist. </text:p>
      <text:p text:style-name="P2">„Gelingt es dir, den Ball rechtzeitig zu versenken, gibt es Pluspunkte. Mal sehen, wie gut du das schaffst.“</text:p>
      <text:p text:style-name="P2"/>
      <text:p text:style-name="P2">Thomals Züge verengen sich. Er ist alarmiert. Ein Wettbewerb – also doch. Jetzt gute Leistung abliefern. „Was ist denn der Rekord!“, fragt er Antonia.</text:p>
      <text:p text:style-name="P2">„Das möchtest du jetzt noch nicht wissen, glaube es mir!“, gibt Antonia <text:s/>zurück.</text:p>
      <text:p text:style-name="P2">„Also ab geht’s!“</text:p>
      <text:p text:style-name="P2"/>
      <text:p text:style-name="P2">Wieder fangen die Bälle an, aus den Löcher zu schießen. Anfangs nur langsam, aber mit verschiedenen Austrittswinkeln. Thomal strengt sich an. Er hechtet nach einem Ball, wirft ihn in ein oberes Loch und rennt zurück. Beim zweiten mal schiebt er einen Ball in ein Eck und trifft nicht. Er rennt hinterher und schiebt ihn aus kurzer Distanz hinein. Die Zeit reicht noch, um den nächsten Ball zu kriegen. Doch auf einmal fallen die Bälle schneller. Thomal flitzt von einem Eck ins nächste und am Ende fallen die Bälle so schnell, dass der ganze Raum voll davon ist. Auf der Tafel steht eine unerwartet hohe Zahl Minuspunkte. Er ist völlig außer Atem und schwitzt am ganzen Körper. Dann bricht Antonia das Programm ab. </text:p>
      <text:p text:style-name="P2">„So, mein Lieber, jetzt zeige ich dir den Rekord bei vollem Tempo der Ballmaschinen.“ Antonia drückt auf eine Taste und ein wahnsinnig <text:s/>hohe Zahl leuchtet auf dem Display auf.</text:p>
      <text:p text:style-name="P2"/>
      <text:p text:style-name="P2">Dann sagt sie: „Und jetzt zeige ich dir, wieviel Prozent der Teilnehmer du mit deiner Leistung <text:soft-page-break/>geschlagen hast.“ Wieder drückt sie auf eine Taste. Es erscheint eine eins. </text:p>
      <text:p text:style-name="P2"/>
      <text:p text:style-name="P2">„Was!! So mies bin ich! Das gibt’s doch nicht“, sagt Thomal. </text:p>
      <text:p text:style-name="P2">„Möchtest du besser sein?“, fragt Antonia.</text:p>
      <text:p text:style-name="P2">„Natürlich“, Thomals Gesichtsausdruck verengt sich.</text:p>
      <text:p text:style-name="P2">„Kannst du das Ding nochmal anwerfen?“, fragt er.</text:p>
      <text:p text:style-name="P2"/>
      <text:p text:style-name="P2">Und so geht das über zwei Stunden, aber Thomal verbessert sich nicht. Er ist nun schweißgebadet und erschöpft. Seine Verbände sind nass und er blutet wieder leicht. </text:p>
      <text:p text:style-name="P2">„Es reicht jetzt“, sagt Antonia und schaltet die Maschine ab. Sie geht durch den Raum und schiebt alle Bälle in die Löcher, nur ein paar lässt sie liegen. </text:p>
      <text:p text:style-name="P2"/>
      <text:p text:style-name="P2">„Na, wie fühlst du dich?“, fragt sie.</text:p>
      <text:p text:style-name="P2"/>
      <text:p text:style-name="P2">„Beschissen“, sagt Thomal. „Gott, bin ich schlecht. Das war wie in der Spielhalle mit den Basketbällen. Da habe ich aber immerhin noch ein paar getroffen. Hier war ja nach einer kurzen Anfangsphase nichts mehr zu holen. Der mit dem Rekord muss übermenschlich gut sein.“</text:p>
      <text:p text:style-name="P2"/>
      <text:p text:style-name="P2">„Ja!“, sagt Antonia. „Alles ist messbar, nicht wahr. Auch deine Leistung lässt sich gut einsortieren. Aber genug Sport für jetzt.“</text:p>
      <text:p text:style-name="P2"/>
      <text:p text:style-name="P2">Sie verlassen die Halle und Thomal sieht im Flur noch viele andere Türen.</text:p>
      <text:p text:style-name="P2"/>
      <text:p text:style-name="P2">„Sind da auch so Foltermaschinen drin?“, fragt er.</text:p>
      <text:p text:style-name="P2"/>
      <text:p text:style-name="P2">„Naja“, meint Antonia, „wie man es nimmt. Aber jetzt ist erstmal Pause. Ich werde auf mein Büro gehen und dich später zum Abendessen abholen. So lange hast du Freizeit.“</text:p>
      <text:p text:style-name="P2"/>
      <text:p text:style-name="P2">„Ok!“, sagt Thomal. „Ich denke, ich werde mich duschen gehen. Außerdem brauche ich wohl einen neuen Verband.“</text:p>
      <text:p text:style-name="P2"/>
      <text:p text:style-name="P2">„Sieht so aus. Du findest den Weg zu Führmann?“</text:p>
      <text:p text:style-name="P2"/>
      <text:p text:style-name="P2">„Natürlich!“ antwortet Thomal.</text:p>
      <text:p text:style-name="P2"/>
      <text:p text:style-name="P2">Antonia verlässt ihn nun und Thomal folgt ihr zuerst. Auf dem Weg nach oben biegt er aber in die Kunsträume ab. Er hofft, dass er Matuschek oder Frieder findet. Mit irgend jemandem muss er jetzt über seine Leistung reden. So schlecht kann er doch nicht sein, denkt er. Und tatsächlich, im Kunstraum trifft er wieder auf Matuschek, der an seinem Bild arbeitet. Thomal ist froh, dass er da ist.</text:p>
      <text:p text:style-name="P2"/>
      <text:p text:style-name="P2">„Hey Matuschek!“, begrüßt er ihn schon, als er den Raum betritt.</text:p>
      <text:p text:style-name="P2">Matuschek schreckt auf und blickt ihn an.</text:p>
      <text:p text:style-name="P2"/>
      <text:p text:style-name="P2">„Junge!“, sagt er. „Hast du mich erschrocken. Na, wie geht’s dir denn? Gestern warst du ganz schön fertig. Aber ehrlich gesagt siehst du heute nicht viel besser aus.“ Er betrachtet Thomal von oben bis unten. </text:p>
      <text:p text:style-name="P2"/>
      <text:p text:style-name="P2">„Hast ne Sporteinheit eingelegt, was?“, fragt er.</text:p>
      <text:p text:style-name="P2"/>
      <text:p text:style-name="P2">„Ja, ich war mit Antonia in dem Ballraum da oder wie der heißt. Musste Bälle in Löcher pfeffern. Hab voll versagt.“</text:p>
      <text:p text:style-name="P2"><text:soft-page-break/></text:p>
      <text:p text:style-name="P2">„Warum dass denn?“, fragt Matuschek.</text:p>
      <text:p text:style-name="P2"/>
      <text:p text:style-name="P2">„Keine Ahnung“, antwortet Thomal. „Ich bin einfach zu mies bei Wettbewerben. Auf einem Display wurden meine Punkte angezeigt, wieviel ich von den Bällen reinkriege. Das ginge später so schnell, dass mir alles um die Ohren flog.“</text:p>
      <text:p text:style-name="P2"/>
      <text:p text:style-name="P2">„Hä?“, fragt Matuschek. „Das ist doch kein Wettbewerb da unten. Oder stehe ich jetzt auf dem Schlauch. Der Ballraum, wie du ihn beschreibst ist ein Musizierzimmer.“</text:p>
      <text:p text:style-name="P2"/>
      <text:p text:style-name="P2">„Wie? Quatsch!“, sagt Thomal.</text:p>
      <text:p text:style-name="P2"/>
      <text:p text:style-name="P2">„Im Ernst“, antwortet Matuschek. „Soll ich es dir nochmal kurz zeigen?“</text:p>
      <text:p text:style-name="P2"/>
      <text:p text:style-name="P2">„Ok“, meint Thomal. „Aber vermutlich sprichst du von einem anderen Raum.“</text:p>
      <text:p text:style-name="P2"/>
      <text:p text:style-name="P2">Die beiden gehen also nochmal nach unten. Sie betreten die Halle und das Licht geht wieder an. Es ist derselbe Raum wie zuvor. Dieses mal betätigt Matuschek die Konsole. Thomal schaut ihn neugierig an. </text:p>
      <text:p text:style-name="P2"/>
      <text:p text:style-name="P2">„So“, sagt Matuschek. „Wir stellen uns beide in die Raummitte. Mach mal vor, wie du es gemacht hast.“</text:p>
      <text:p text:style-name="P2"/>
      <text:p text:style-name="P2">„In Ordnung!“, sagt Thomal. Der erste Ball fällt von oben herab. Thomal fängt ihn, blickt sich im Raum um und sieht die erleuchtete obere Ecke. Er läuft dorthin und wirft den Ball hinein. Und Matuschek fängt an zu lachen.</text:p>
      <text:p text:style-name="P2"/>
      <text:p text:style-name="P2">„Was denn?“, fragt Thomal.</text:p>
      <text:p text:style-name="P2"/>
      <text:p text:style-name="P2">„Wer hat dir das so gezeigt?“, fragt der andere.</text:p>
      <text:p text:style-name="P2"/>
      <text:p text:style-name="P2">„Antonia hat es mir gezeigt“, gibt Thomal zurück.</text:p>
      <text:p text:style-name="P2"/>
      <text:p text:style-name="P2">„Dann wird sie ihre Gründe haben. Alter, ich fass es nicht. Na gut, ich verrate jetzt mal noch nicht mehr, aber eines kann ich dir sagen: so funktioniert das Spiel nicht.“</text:p>
      <text:p text:style-name="P2"/>
      <text:p text:style-name="P2">Matuschek kichert weiter. „Komm, Digger, wir gehen wieder nach oben. Du stinkst schon wie eine Sau“. Thomal blickt Matuschek verwirrt an. </text:p>
      <text:p text:style-name="P2"/>
      <text:p text:style-name="P2">„Dann wir ich doch nicht so schlecht, oder was?“, fragt er. </text:p>
      <text:p text:style-name="P2"/>
      <text:p text:style-name="P2">„Hä??“. Matuschek kichert weiter. „Da gibt’s kein 'Schlecht' Mann. Aber das muss dir Antonia schon selber sagen.“</text:p>
      <text:p text:style-name="P2"/>
      <text:p text:style-name="P2">„Noch eine rauchen?“, fragt Matuschek, als sie den Raum verlassen haben. „Hab dich noch gar nicht gefragt, was du mit deiner Birne und deinem Arm angestellt hast.“</text:p>
      <text:p text:style-name="P2"/>
      <text:p text:style-name="P2">„Gerne“, antwortet Thomal. </text:p>
      <text:p text:style-name="P2"/>
      <text:p text:style-name="P2">„Eigentlich hätte ich Lust, in den Wald zu gehen. Die Händehütte oder sowas, hab auch noch etwas Zeit, aber du musst ja gleich mal duschen gehen.“</text:p>
      <text:p text:style-name="P2"/>
      <text:p text:style-name="P2"><text:soft-page-break/>Die beiden laufen wieder an den Kunsträumen vorbei und gehen auf die Terrasse mit den Totemköpfen. </text:p>
      <text:p text:style-name="P2"/>
      <text:p text:style-name="P2">„Muss von dir wieder schnorren“, sagt Thomal. </text:p>
      <text:p text:style-name="P2"/>
      <text:p text:style-name="P2">„Bene“, antwortet Matuschek. „Irgendwann bist auch mal du drann. Wie hast eigentlich letzte Nacht gepoft? Warst ganz schön mitgenommen, nach der Sitzung gestern.“</text:p>
      <text:p text:style-name="P2"/>
      <text:p text:style-name="P2">„Ja, das war ich. Aber ich habe eigentlich gut geschlafen. Heute morgen war ich erholt.“</text:p>
      <text:p text:style-name="P2"/>
      <text:p text:style-name="P2">„Na Gott sei Dank. Dachte schon Frieder und ich hätten dir zu viel zugemutet.“</text:p>
      <text:p text:style-name="P2"/>
      <text:p text:style-name="P2">Dann schweigen beide einen Moment lang.</text:p>
      <text:p text:style-name="P2"/>
      <text:p text:style-name="P2">„Du, Matuschek! Was ist das eigentlich für ein Laden hier? Was machst du denn den ganzen Tag lang so.“</text:p>
      <text:p text:style-name="P2"/>
      <text:p text:style-name="P2">„Viel verraten kann ich dir nicht. Das soll man nicht und ich halte mich dran. Und ja, es ist merkwürdig hier. Merkwürdig und auch sehr erfüllend. Komisch, dass ich so etwas sage. Aber ist toll, wenn ein Neuer da ist, dem man sowas erzählen kann.“ Er wirkt nachdenklich. </text:p>
      <text:p text:style-name="P2"/>
      <text:p text:style-name="P2">„Und was hast du heute so gemacht? Warst du auch mit deinem Therapeuten zusammen?“</text:p>
      <text:p text:style-name="P2"/>
      <text:p text:style-name="P2">„Natürlich“, sagt Matuschek. „Wir haben auch unser Programm, weißt du! Aber nachmittags habe ich gerade viel Zeit, zu zeichnen und zu malen.“</text:p>
      <text:p text:style-name="P2"/>
      <text:p text:style-name="P2">„Ist doch alles komisch. Wenn hier jeder einen Therapeuten hat. Das zahlt doch keine Krankenkasse, oder?“</text:p>
      <text:p text:style-name="P2"/>
      <text:p text:style-name="P2">„Bestimmt nicht.“ antwortet Matuschek. „Aber ich musste bisher noch keinen Pfennig auf den Tisch latzen.“</text:p>
      <text:p text:style-name="P2"/>
      <text:p text:style-name="P2">„Hmm ja. Hast du eigentlich auch schon so Meditationsübungen gemacht?“</text:p>
      <text:p text:style-name="P2"/>
      <text:p text:style-name="P2">„Klar, Mann. Muss hier jeder. Ist am Anfang übel, was?“</text:p>
      <text:p text:style-name="P2"/>
      <text:p text:style-name="P2">„Voll übel. Du?“</text:p>
      <text:p text:style-name="P2"/>
      <text:p text:style-name="P2">„Ja?“</text:p>
      <text:p text:style-name="P2"/>
      <text:p text:style-name="P2">„Ich dachte heute da nur ein Sex. Hab ein ganz mieses Gefühl deswegen.“</text:p>
      <text:p text:style-name="P2"/>
      <text:p text:style-name="P2">Matuschek lacht laut. „Ooh Mann“, sagt der dann. „Du bist schon ne Marke.“</text:p>
      <text:p text:style-name="P2"/>
      <text:p text:style-name="P2">„Was denn?“ fragt Thomal.</text:p>
      <text:p text:style-name="P2"/>
      <text:p text:style-name="P2">„Dass du das so offen raus haust. Gefällt mir. Aber du, bei mir war das zu Anfang keinen Deut anders beim Meditieren.“</text:p>
      <text:p text:style-name="P2"/>
      <text:p text:style-name="P2">„Puuh. Ok. Und was hat es jetzt mit dem Spiel auf sich? Komm lass raus.“</text:p>
      <text:p text:style-name="P2"/>
      <text:p text:style-name="P2">„Nix da. Das muss dir Antonia sagen. Da überschreite ich ansonsten eindeutig meine Kompetenzen. <text:soft-page-break/>Sorry.“</text:p>
      <text:p text:style-name="P2"/>
      <text:p text:style-name="P2">„Mist. Also Matuschek, bis dann!“</text:p>
      <text:p text:style-name="P2"/>
      <text:p text:style-name="P2">„Jo. Tschüß.“</text:p>
      <text:p text:style-name="P2"/>
      <text:p text:style-name="P2">Thomal geht also zuerst auf sein Zimmer und danach in den Baderaum. Dort ist viel Betrieb, im großen Becken scheint etwas im Gange zu sein. Nachdem Thomal sich ausgezogen hat, schlendert er verlegen in Richtung der Duschen. Jetzt spürt er erneut, dass sein Kopf etwas schmerzt. Er riskiert heimlich einen Blick in das Becken und sieht wie ein Gruppe darin steht. Es sieht so aus und hört sich so an, als würden sie ein Wortspiel spielen. Es fängt immer einer mit einem Wort an, das Thomal kaum versteht und der nächste führt den Satz fort. Das geht rasend schnell. Und überraschenderweise tauchen immer wieder ein paar Personen unter. Als er genauer hinsieht, erkennt er Maria, die in der Gruppe mit arbeitet. Verschämt betrachtet er sie genauer. Sie scheint das zu spüren und erwidert kurz darauf seinen Blick. Sie winkt ihm zu. Thomal wird rot und winkt zurück. Er geht unter die Dusche und nimmt die <text:s/>Verbände ab. Der Ellbogen sieht noch frisch angeschlagen aus. Sein Kopf dürfte nicht anders sein. Er duscht sich vorsichtig ab und bedient sich am Duschgel. Draufhin huscht er aus der Badehalle. Er hat Angst, dass er erneut blutet und Maria es sehen könnte. Als er angezogen ist, macht er sich auf den Weg zu Doktor Führmann. Er klopft an, doch es öffnet niemand. Thomal wartet ein paar Sekunden und versucht es erneut. Wiederum passiert nichts. Er will schon abdrehen und auf sein Zimmer gehen, als sich die Tür nebenan, also dem Schwesternzimmer öffnet. Es ist Gisela, ein etwas dicklicherer Frau um die fünfzig. Sie blickt Thomal an.</text:p>
      <text:p text:style-name="P2"/>
      <text:p text:style-name="P2">„Ich... ist Doktor Führmann nicht da?“, fragt er.</text:p>
      <text:p text:style-name="P2">„Nein, er ist gerade auf Visite. Du bist doch der mit dem angeschlagenen Kopf. Wo ist denn der Verband?“</text:p>
      <text:p text:style-name="P2"/>
      <text:p text:style-name="P2">„Der war nass, ich habe heute Sport getrieben. Ist im Müll gelandet.“</text:p>
      <text:p text:style-name="P2"/>
      <text:p text:style-name="P2">„Dann komm rein, ich verbinde dich nochmal.“</text:p>
      <text:p text:style-name="P2"/>
      <text:p text:style-name="P2">Thomal folgt der Einladung in Giselas Zimmer. Im Raum sind viele Blumen. Ein Schreibtisch mit Rechner ist zu sehen. Auch ein neuerer Drucker. Alles sieht ordentlich aus. Viel ordentlicher als im Behandlungszimmer. Im Raum ist auch eine Liege. Thomal blickt durch das Fenster nach draußen auf den schönen Herbsttag. Gisela zeigt auf die Liege. Thomal setzt sich hin und lässt sich verbinden. Alles passiert schweigsam. Thomal blickt sich auch in diesem Zimmer genauer um. An einer Wand sieht er Zeichnungen, die aussehen wie das Porträt in Führmanns Raum. Verschiedene Menschen sind abgebildet, jung und alt. Was ihnen gemein ist, ist die Tatsache, dass man die Gesichter gerne betrachtet. Gisela arbeitet sehr gefühlvoll und schnell.</text:p>
      <text:p text:style-name="P2"/>
      <text:p text:style-name="P2">„So, fertig“, sagt sie. </text:p>
      <text:p text:style-name="P2"/>
      <text:p text:style-name="P2">„Vielen Dank“, antwortet Thomal. </text:p>
      <text:p text:style-name="P2"/>
      <text:p text:style-name="P2">„Hier ist übrigens tagsüber immer besetzt und falls nicht, hängt ein Schild an meiner Tür. Also, Thomal, machs gut.“</text:p>
      <text:p text:style-name="P2"/>
      <text:p text:style-name="P2">„Auf Wiedersehen“, antwortet er. </text:p>
      <text:p text:style-name="P2"/>
      <text:p text:style-name="P2">Er verlässt den Behandlungsraum und geht auf sein Zimmer. Vielleicht sind noch ein paar Minuten bis zum Abendessen, denkt er. Mal das Handy checken, wer sich in der Zwischenzeit gemeldet hat.</text:p>
      <text:p text:style-name="P2"><text:soft-page-break/></text:p>
      <text:p text:style-name="P2">Thomal legt sich auf sein Bett und packt sein Smartphone aus der Tasche. Zum ersten mal, seit er hier ist. Er klickt sich auf Facebook ein und liest nach, was die Freunde gepostet haben. Andreas war auf einem Konzert und hat Bilder geschickt, Marlen ist immer noch in Holland und gepostet, wie toll es dort ist. Danach startet er wie üblich sein Backgammon-Spiel. Er spielt zwei Partien und ist plötzlich angeödet. Sonst kann er es stundenlang spielen und die Zeit totschlagen. Er legt das Handy zur Seite und guckt an die Decke. Er muss an Antonia denken und an das komische Spiel. Gerne würde er wissen, wie andere da abschneiden. Aber auch das wird nach gewisser Zeit öde. Also verlässt Thomal das Zimmer und schlendert über den Flur. An einige Tischen sitzen Menschen, aber um diese Zeit meist alleine. Gegenüber sitzt ein älterer Mann an seinem Tisch und schreibt auf einen Block Papier. Thomal beobachtet ihn und setzt sich auch an sein Tischchen. Der Mann hält immer mal wieder inne und überlegt. Er blickt sich um und Thomal blickt zur Seite. 'Nicht dass er mitbekommt, dass ich ihn beobachte', der Gedanke ist umgesetzt, bevor Thomal ihn richtig wahr nimmt. Thomal blickt weiter den Flur entlang und bemerkt eine Frau mit lockigem oder buschigem Haar, ebenfalls etwas dicker, die ihn beobachtet. Als sich ihre Blick begegnen lächelt sie ihm zu und bittet ihn an ihren Tisch.</text:p>
      <text:p text:style-name="P2"/>
      <text:p text:style-name="P2">'Mist', denkt Thomal. 'Eigentlich habe ich jetzt keine richtige Lust'. Trotzdem erhebt er sich und läuft die paar Meter den Flur entlang, bis er bei der Frau angekommen ist. Die Sonne steht inzwischen tiefer und wirft ein schönes Licht in den Gang. Ein schöner Tag. Als er am Tisch angekommen ist stellt Thomal sich vor.</text:p>
      <text:p text:style-name="P2"/>
      <text:p text:style-name="P2">„Anke, hallo Thomal. Möchtest du dich setzen?“</text:p>
      <text:p text:style-name="P2"/>
      <text:p text:style-name="P2">„Ja“, antwortet unwahrheitsgemäß. „Aber ich muss bald wieder auf mein Zimmer, weil meine Schwester mich zum Abendessen abholt.“</text:p>
      <text:p text:style-name="P2"/>
      <text:p text:style-name="P2">„Ach, das bemerke ich schon. Ich kann dir bescheid geben. Habe schon gesehen, dass du neu hier bist.“</text:p>
      <text:p text:style-name="P2"/>
      <text:p text:style-name="P2">„Ich bin gestern angekommen. Sind sie... ich meine, bist du schon länger hier?“</text:p>
      <text:p text:style-name="P2"/>
      <text:p text:style-name="P2">„Nein. Seit fünf Tagen.“</text:p>
      <text:p text:style-name="P2"/>
      <text:p text:style-name="P2">Sie lacht unpassend. Und Thomal fühlt sich immer unwohler. 'Die ist nicht dick, denkt er, die ist fett.'</text:p>
      <text:p text:style-name="P2"/>
      <text:p text:style-name="P2">„Und?“, fragt Anke. „Findest du es auch so klasse hier? Die sind alle wahnsinnig nett. Endlich fühle <text:s/>ich mich mal wohl. Sonst ist es für mich auch nicht gerade immer toll. Aber so wie hier.... Das gibt’s gar nicht. Ein wahres Wunder.“</text:p>
      <text:p text:style-name="P2"/>
      <text:p text:style-name="P2">Thomal bemerkt, dass sie viel erzählen möchte. Sie drückt auf die Tube. 'Mist', denkt er. </text:p>
      <text:p text:style-name="P2"/>
      <text:p text:style-name="P2">„Ja, es ist sehr schön hier. Ich fühle mich auch richtig wohl.“</text:p>
      <text:p text:style-name="P2"/>
      <text:p text:style-name="P2">„Bestimmt bestimmt auch ein Psycho, wie? Das habe ich schon raus gekriegt, dass viele hier irgendwie Problem haben, in der Gesellschaft zurecht zu kommen. Wir Looser müssen eben zusammen halten.“</text:p>
      <text:p text:style-name="P2"/>
      <text:p text:style-name="P2">Nach diesem Satz streckt sie ihre dicke Hand nach seiner aus und drückt sie. Sie fühlt sich schweißig nass an. </text:p>
      <text:p text:style-name="P2"/>
      <text:p text:style-name="P2"><text:soft-page-break/>„Ach es ist schön, wenn man jemanden zum Reden hat, der auch neu ist. Bisher war ich meistens mit meinem Betreuer zugange. Ach der ist so liebt“, sie schlägt die Augen auf und zu. </text:p>
      <text:p text:style-name="P2"/>
      <text:p text:style-name="P2">„Hast du dein Zimmer schon etwas eingerichtet?“</text:p>
      <text:p text:style-name="P2"/>
      <text:p text:style-name="P2">„Kaum“, antwortet Thomal knapp. Er ahnt schon, was jetzt kommt. </text:p>
      <text:p text:style-name="P2"/>
      <text:p text:style-name="P2">„Ach komm, ich zeig dir mal mein Zimmer. Hopp, hopp!“, sagt sie und lacht wieder komisch.</text:p>
      <text:p text:style-name="P2"/>
      <text:p text:style-name="P2">„Oder hast du keine Lust?“</text:p>
      <text:p text:style-name="P2"/>
      <text:p text:style-name="P2">„Doch klar!“, sagt er. 'Warum zum Teufel tue ich sowas', denkt er.</text:p>
      <text:p text:style-name="P2"/>
      <text:p text:style-name="P2">Sie packt ihn wieder bei der Hand und führt ihn in ihr Zimmer. An der Wand hängen Bilder. Voll bemalt nur in Pink und Rosa. Eine Stoffkatze liegt auf dem Bett und vor dem Bett liegt ein kleines Fell, das merkwürdig aussieht. </text:p>
      <text:p text:style-name="P2"/>
      <text:p text:style-name="P2">„Komm, setzt dich“, sagt Anke.</text:p>
      <text:p text:style-name="P2"/>
      <text:p text:style-name="P2">Thomal guckt sich nochmal im Zimmer um. Der einzige Stuhl ist ähnlich wie bei ihm mit Klamotten überladen. Thomal geht zum Stuhl und da lacht Anke wieder.</text:p>
      <text:p text:style-name="P2"/>
      <text:p text:style-name="P2">„Ach, du Dummerchen“, sagt sie. „Nicht der Stuhl. Das Katzenfell unten, oder hast du etwa noch nie meditiert? Auf dem Fell geht es am besten. Warte, ich habe noch eins, dann können wir uns da hin setzen.“</text:p>
      <text:p text:style-name="P2"/>
      <text:p text:style-name="P2">Sie geht an ihren Schrank und zerrt ein weiteres Fell hervor, dass sie neben dem anderen auf dem Boden ausrollt. </text:p>
      <text:p text:style-name="P2"/>
      <text:p text:style-name="P2">„Komm' knie dich hin, oder hast du Angst vor Frauen?“, wieder das komische Lachen. Thomal guckt sich unbehaglich weiter um.</text:p>
      <text:p text:style-name="P2"/>
      <text:p text:style-name="P2">„Kannst du mich nicht leiden?“, fragt sie.</text:p>
      <text:p text:style-name="P2"/>
      <text:p text:style-name="P2">„Nein, nein“, <text:s/>sagt er und setzt sich auf das Fell. Er schlägt die Beine zu einem Schneidersitz zusammen. Anke tut das auch, steht aber kurz darauf wieder auf.</text:p>
      <text:p text:style-name="P2"/>
      <text:p text:style-name="P2">„Warte, ich habe was vergessen.“ Sie geht zurück zum Schrank, kramt darin herum und kommt mit einem Teller und einem Räucherhütchen sowie einem Feuerzeug zurück.</text:p>
      <text:p text:style-name="P2"/>
      <text:p text:style-name="P2">„Ein paar Extra-Einheiten können nicht schaden“, sagt sie und lässt sich dann schwerfällig auf dem Fell nieder. Sie furzt dabei und kichert. Sie hält sich die Hand vor den Mund und es stinkt eklig. </text:p>
      <text:p text:style-name="P2"/>
      <text:p text:style-name="P2">„Huch, ein kleiner Pups“, sagt sie. Dann schüttelt sie sich zurecht rutscht auf dem Fall nach vorne und entzündet mit dem Feuerzug das Räucherhütchen. Sofort ziehen Qualmwolken durchs Zimmer.</text:p>
      <text:p text:style-name="P2"/>
      <text:p text:style-name="P2">„Sag mal“, fragt Thomal. „Darf man das?“</text:p>
      <text:p text:style-name="P2"/>
      <text:p text:style-name="P2">„Warum denn nicht? Bisher hat sich noch niemand beklagt.“</text:p>
      <text:p text:style-name="P2"/>
      <text:p text:style-name="P2">'Das Räucherhütchen riecht komisch', denkt Thomal. 'Genauso komisch wie diese Frau'.</text:p>
      <text:p text:style-name="P2"/>
      <text:p text:style-name="P2"><text:soft-page-break/>„Ich mag dich, Thomal“, sagt sie. „Du bist ein sehr netter Mensch, sowas kann ich riechen.“</text:p>
      <text:p text:style-name="P2"/>
      <text:p text:style-name="P2">Sie blickt ihn erwartungsvoll an, aber Thomal antwortet nicht. Nach der kurzen Pause meint sie:</text:p>
      <text:p text:style-name="P2"/>
      <text:p text:style-name="P2">„Lust auf eine Fantasiereise? Ich habe welche dabei!“</text:p>
      <text:p text:style-name="P2"/>
      <text:p text:style-name="P2">„Fantasiereise?“, fragt Thomal. „Was ist das?“</text:p>
      <text:p text:style-name="P2"/>
      <text:p text:style-name="P2">„Was!“, ruft sie laut und gespielt empört. „Du kennst das nicht! Das kennt doch jedes Baby! Warte, am besten wir machen es mal, das ist besser als erklären“. </text:p>
      <text:p text:style-name="P2">Anke erhebt sich wieder ächzend und geht zurück zum Schrank. Sie kramt erneut dahin herum und kommt mit ein paar Blättern Papier zurück. </text:p>
      <text:p text:style-name="P2"/>
      <text:p text:style-name="P2">„Los, mach die Augen zu“, sagt sie. Thomal macht die scheinbar zu. Er sieht wie Anke ihn beobachtet und sich freut. Danach legt sie die Blätter beiseite. Sie raschelt damit, aber es steht nichts darauf.</text:p>
      <text:p text:style-name="P2"/>
      <text:p text:style-name="P2">„Gut, dann lese ich jetzt vor. Ist nicht von mir, die Reise, sondern von einem sehr, sehr bekannten Autor!“</text:p>
      <text:p text:style-name="P2"/>
      <text:p text:style-name="P2">'Na prima', denkt Thomal.</text:p>
      <text:p text:style-name="P2"/>
      <text:p text:style-name="P2">„Also“, hebt sie an. „Stell dir vor, du gehst an einem schönen sonnigen Tag im Wald spazieren. Es ist heiß. Die Insekten brummen um dich herum. Es surrt und lebt. Vögel zwitschern in den Bäumen.“</text:p>
      <text:p text:style-name="P2"/>
      <text:p text:style-name="P2">„Mhhm, ja“, sagt Thomal.</text:p>
      <text:p text:style-name="P2"/>
      <text:p text:style-name="P2">„Gut. Du läufst also so umher auf der Suche nach einem Abenteuer. Oder besser gesagt, du bist schon darin, denn du befindest dich auf Wanderschaft. Du bist seit einige Tagen unterwegs, bist durch Dörfer gekommen, hast im Heu übernachtet usw. Also. Und nun musst du durch diesen Wald. Dein Bündel hängt an einem Stock über deiner Schulter. Es ist etwas Brot darin und eine Flasche Milch. Bist du noch dabei?“</text:p>
      <text:p text:style-name="P2"/>
      <text:p text:style-name="P2">„Ja, bin ich!“, antwortet Thomal. </text:p>
      <text:p text:style-name="P2"/>
      <text:p text:style-name="P2">„Schön. Also du läufst und läufst, aber der Wald will keine Ende nehmen, so setzt du dich irgendwann erschöpft an einen Baum. Dein schmerzender Rücken lehnt an dem Stamm und du packst deine Ration aus. Voll Heißhunger schlingst du alles herunter, ehe dir bewusst wird, dass du vielleicht etwas zurückhalten hättest müssen. Danach wirst du ganz arg müde. In deinem Kopf schwirren Bilder der Wanderung herum und von davor. Du schläfst wohlig warm ein. Doch kaum bist du eingeschlafen, wirst du geweckt.“</text:p>
      <text:p text:style-name="P2"/>
      <text:p text:style-name="P2">Anke knallt mit dem Feuerzeug in der Hand mehrfach auf den Boden. Thomal fährt zusammen.</text:p>
      <text:p text:style-name="P2"/>
      <text:p text:style-name="P2">„Irgendetwas stampft in deiner Nähe. Du horchst auf. Und da brüllt jemand mit lauter Stimme: 'Ich bin Brummi, der Saftbär! Und bei mir sind meine Freunde Schnuppsi und Tuppsi. Meine Lieblingskatzen. Und dann ist da noch Oinki, mein Schweinchen. Wir suchen Freunde hier im Wald!“</text:p>
      <text:p text:style-name="P2"/>
      <text:p text:style-name="P2">'Ach du heilige Scheiße!', denkt Thomal.</text:p>
      <text:p text:style-name="P2"/>
      <text:p text:style-name="P2"><text:soft-page-break/>„Wer möchte unser Freund sein! Rufen sie. Jetzt musst du laut sagen: ich!“</text:p>
      <text:p text:style-name="P2"/>
      <text:p text:style-name="P2">„Ich!“, sagt Thomal leise.</text:p>
      <text:p text:style-name="P2"/>
      <text:p text:style-name="P2">„Lauter!“, sagt Anke.</text:p>
      <text:p text:style-name="P2"/>
      <text:p text:style-name="P2">„Ich“, sagt Thomal etwas lauter.</text:p>
      <text:p text:style-name="P2"/>
      <text:p text:style-name="P2">„Das geht bestimmt noch besser!“, Anke zwickt Thomal in die Seite. Der fährt erneut hoch.</text:p>
      <text:p text:style-name="P2"/>
      <text:p text:style-name="P2">„Jetzt reichts aber!“, sagt er.</text:p>
      <text:p text:style-name="P2"/>
      <text:p text:style-name="P2">„Uiuiui. Der Herr ist ein Memmchen!“, sagt sie.</text:p>
      <text:p text:style-name="P2"/>
      <text:p text:style-name="P2">„Was ist das denn für eine komische Fantasiereise! Mit Schweinen im Wald.“</text:p>
      <text:p text:style-name="P2"/>
      <text:p text:style-name="P2">„Das ist es eben, Fantasie. Du hast also keine...“, Anke seufzt.</text:p>
      <text:p text:style-name="P2"/>
      <text:p text:style-name="P2">Thomal will jetzt schnell hier raus.</text:p>
      <text:p text:style-name="P2"/>
      <text:p text:style-name="P2">„Aber ansonsten war die Geschichte toll!“, lobt er. „Wer ist denn der Autor?“</text:p>
      <text:p text:style-name="P2"/>
      <text:p text:style-name="P2">„Ich bin es“, sagt Anke und wird rot.</text:p>
      <text:p text:style-name="P2"/>
      <text:p text:style-name="P2">„Wahnsinn“, sagt Thomal. „Ich muss los, wir können das ja nochmal machen“, meint er.</text:p>
      <text:p text:style-name="P2">'Was rede ich da eigentlich', denkt er.</text:p>
      <text:p text:style-name="P2"/>
      <text:p text:style-name="P2">„Prima“, sagt Anke. „Freunde?“, sie streckt ihm die dicke Hand entgegen.</text:p>
      <text:p text:style-name="P2"/>
      <text:p text:style-name="P2">„Freunde“, sagt Thomal.</text:p>
      <text:p text:style-name="P2"/>
      <text:p text:style-name="P2">Dann verlässt er schnell Ankes Zimmer, nicht ohne das Gefühl, einen verhängnisvollen Fehler begangen zu haben.</text:p>
      <text:p text:style-name="P2"/>
      <text:p text:style-name="P2">Während des Essens mit Antonia ist Thomal zunächst ruhig. Er verspürt eine Wut auf sie, doch fragt nicht gleich nach. Er wartet bis der Moment kommt und das halt ihn in Spannung. Antonia isst Salat und schweigt ebenfalls. Als sie essen, kommt Anke mit ihrem Partner an einen Tisch weiter hinten. Sie sieht Thomal sofort und winkt ihm heftig zu. Thomal winkt verhalten zurück. Danach stupst Anke ihren Partner an, erzählt etwas und zeigt auf Thomal. Jetzt blickt ein gesetzter Mann zu Thomal und winkt ebenfalls. Er grüßt wieder. Antonia dreht sich um und winkt dem Mann auch zu. </text:p>
      <text:p text:style-name="P2"/>
      <text:p text:style-name="P2">„Das ist Peter. Hast du ihn schon kennen gelernt?“</text:p>
      <text:p text:style-name="P2">„Nein. Aber Anke, seine Patientin.“</text:p>
      <text:p text:style-name="P2">„Aha“. Antonia blickt sich nochmal um, dieses mal winkt ihr Anke freudig zu. Antonia lächelt und winkt gut gelaunt zurück. </text:p>
      <text:p text:style-name="P2">„Dann hast du also Anke kennen gelernt. Toll, dass du so schnell Kontakte schließt.“</text:p>
      <text:p text:style-name="P2">„Na ja.“, Thomal rührt in seinem Teller herum. </text:p>
      <text:p text:style-name="P2">„Was war das eigentlich heute mit dem Ballspiel!“, fragt er nach ein paar Minuten nach. </text:p>
      <text:p text:style-name="P2">„Wieso?“, antwortet Antonia. „Es war ein ganz normales Spiel.“</text:p>
      <text:p text:style-name="P2">„Ich habe mich mit anderen Patienten unterhalten. Die haben gesagt, dass es nicht so funktioniert. Was hast du da gemacht?“</text:p>
      <text:p text:style-name="P2">„Es funktioniert so, wie man es definiert“, gibt Antonia zurück. </text:p>
      <text:p text:style-name="P2"><text:soft-page-break/>„Man kann doch ein Spiel festlegen. Beim Fußball müssen bspw. nicht immer elf gegen elf spielen. Es wäre denkbar, dass man den Platz verkleinert, das Tor. Oder das man die Tore in der Mitte des Spielfeldes aufstellt. Einzige Voraussetzung ist, dass sich die teilnehmenden Parteien darauf einigen, oder nicht?“</text:p>
      <text:p text:style-name="P2"/>
      <text:p text:style-name="P2">Thomal nickt. „Das ist richtig. Aber wenn es so ist, wie du sagst, dann war ich der einzige, der das so bisher gespielt hat, oder nicht?“</text:p>
      <text:p text:style-name="P2"/>
      <text:p text:style-name="P2">„Na, fast. Ich mache das mit vielen von meinen Schülern so oder ähnlich.“</text:p>
      <text:p text:style-name="P2"/>
      <text:p text:style-name="P2">„Dann war ich also von denen der Schlechteste?“</text:p>
      <text:p text:style-name="P2"/>
      <text:p text:style-name="P2">„Ist das denn so wichtig für dich?“</text:p>
      <text:p text:style-name="P2"/>
      <text:p text:style-name="P2">„Ja, irgendwie ist es wichtig. Also ist es nun so oder nicht?“</text:p>
      <text:p text:style-name="P2"/>
      <text:p text:style-name="P2">„Ich sage es mal so: auf die Art, wie du gespielt hast, ist es frustrierend, nicht wahr. Aber hat es dir denn Spaß gemacht?“</text:p>
      <text:p text:style-name="P2"/>
      <text:p text:style-name="P2">„Am Anfang hat es mir Spaß gemacht, aber dann waren es viel zu viele Bälle, es war die totale Konfusion.“</text:p>
      <text:p text:style-name="P2"/>
      <text:p text:style-name="P2">„Was könnte man denn tun, damit es mehr Spaß macht?“</text:p>
      <text:p text:style-name="P2"/>
      <text:p text:style-name="P2">Thomal überlegt.</text:p>
      <text:p text:style-name="P2"/>
      <text:p text:style-name="P2">„Man könnte die Regeln ändern. Oder die Ballmaschine so anpassen, dass ich damit zurecht komme. Also so, bis der Punkt erreicht ist, wo ich an meiner Leistungsgrenze angelangt bin und noch eine wirkliche Chance habe.“</text:p>
      <text:p text:style-name="P2"/>
      <text:p text:style-name="P2">„Stimmt das könnte man machen. Wollen wir das mal so ausprobieren?“</text:p>
      <text:p text:style-name="P2"/>
      <text:p text:style-name="P2">„Von mir aus gerne. Dann wäre es ein faires Spiel.“</text:p>
      <text:p text:style-name="P2"/>
      <text:p text:style-name="P2">„In Ordnung, Thomal“, Antonia lächelt ihn offen an.</text:p>
      <text:p text:style-name="P2"/>
      <text:p text:style-name="P2">„Aber jetzt mache ich dir einen anderen Vorschlag. Heute Abend hält Peter einen Vortrag im kleinen Auditorium. Das ist immer sehr spannend. Ich gehe hin, möchtest du mich begleiten?“</text:p>
      <text:p text:style-name="P2"/>
      <text:p text:style-name="P2">„Um was geht es?“, fragt Thomal.</text:p>
      <text:p text:style-name="P2"/>
      <text:p text:style-name="P2">„Das weiß ich noch nicht. Peter macht das immer sehr spontan. Am besten ist es, man hört es sich einmal an.“</text:p>
      <text:p text:style-name="P2"/>
      <text:p text:style-name="P2">„Gut“, meint Thomal. „Aber ich hätte noch eine Frage. Ich habe mich heute mit Matuschek unterhalten, und da kam folgendes Thema auf: es ist ja so, dass die Krankenkassen schon sehr viel Beträge begleichen müssen und vieles mehr. Wie ist es möglich, dass hier jeder der neu ankommt immer einen einzigen Therapeuten hat? Wer kann so etwas bezahlen?“</text:p>
      <text:p text:style-name="P2"/>
      <text:p text:style-name="P2">„Ein berechtigte Frage“, antwortet Antonia. „Wir werden nicht über die Krankenkassen finanziert.“</text:p>
      <text:p text:style-name="P2"/>
      <text:p text:style-name="P2">„Nicht? Wie denn dann? Ich meine, wer ist so verrückt, Geld auszugeben für Menschen, die <text:soft-page-break/>psychisch krank sind?“</text:p>
      <text:p text:style-name="P2"/>
      <text:p text:style-name="P2">„Das wirst du noch früh genug erfahren. Aha sieh mal! Da kommt Anke!“</text:p>
      <text:p text:style-name="P2"/>
      <text:p text:style-name="P2">Anke kommt dieses mal aus der anderen Richtung, so dass Thomal mit dem Rücken zu ihr sitzt und sie nicht sieht. </text:p>
      <text:p text:style-name="P2"/>
      <text:p text:style-name="P2">„Wo?“, fragt er in Habachtstellung. Doch da ist Anke schon am Tisch. Sie stütz sich an der Kante ab, und lehnt sich zu Thomal. </text:p>
      <text:p text:style-name="P2"/>
      <text:p text:style-name="P2">„Kommst du nachher auch zu Peters Vortrag? Peter ist mein Betreuer“, sagt sie stolz.</text:p>
      <text:p text:style-name="P2"/>
      <text:p text:style-name="P2">„Ja“, antwortet Antonia. „Nicht wahr, Thomal?“</text:p>
      <text:p text:style-name="P2"/>
      <text:p text:style-name="P2">„Ja, wir kommen auch“, sagt er.</text:p>
      <text:p text:style-name="P2"/>
      <text:p text:style-name="P2">„Dann können wir ja nebeneinander sitzen“, meint sie und blickt Thomal an.</text:p>
      <text:p text:style-name="P2"/>
      <text:p text:style-name="P2">„Ja“, sagt er. „Aber es kommen auch noch Freunde von mir mit.“</text:p>
      <text:p text:style-name="P2"/>
      <text:p text:style-name="P2">„Toll“, antwortet Anke. „Dann sind wir eine richtige Gruppe. Also bis gleich dann.“</text:p>
      <text:p text:style-name="P2"/>
      <text:p text:style-name="P2">Anke freut sich richtig und geht wieder nach hinten an Tisch zu Peter.</text:p>
      <text:p text:style-name="P2"/>
      <text:p text:style-name="P2">„Was denn!“, sagt Antonia. „Du hast doch bisher nicht gewusst, dass ein Vortrag stattfindet. Welche Freunde kommen denn mit?“</text:p>
      <text:p text:style-name="P2"/>
      <text:p text:style-name="P2">„Matuschek und Frieder“, gibt Thomal zurück. </text:p>
      <text:p text:style-name="P2"/>
      <text:p text:style-name="P2"/>
      <text:p text:style-name="P2">Nach dem Abendessen beeilt sich Thomal. Er muss Matuschek suchen. Er will auf keinen Fall mit Anke und Antonia alleine beim Vortrag fest hängen. </text:p>
      <text:p text:style-name="P2"/>
      <text:p text:style-name="P2">Er findet ihn auf seinem Zimmer. Als die beiden rauchend auf der Terrasse stehen sagt Matuschek</text:p>
      <text:p text:style-name="P2"/>
      <text:p text:style-name="P2">„Nee, nee, Alter. Das hast du dir geschickt ausgedacht. Weil du nicht mit den Weibern alleine los willst, sollen wir mitkommen, oder was? Aber du hast Glück. Ich wollte mir sowieso den Vortrag anhören. Frieder auch. Also wir treffen uns dann.“</text:p>
      <text:p text:style-name="P2">Er drückt seine Zigarette aus. Thomal auch. Erleichtert schlendert er zurück auf sein Zimmer. </text:p>
      <text:p text:style-name="P2"/>
      <text:p text:style-name="P2">Der Vortragsraum ist ein etwas größeres Zimmer im ersten Stock. Die Wände sind weiß. Er wird doch Stehlampen angenehm beleuchtet. Stühle sind in drei Reihen, unterbrochen durch einen freien Mittelgang, angeordnet, so dass von vorne betrachtet zwei geteilte Blöcke dem Redner gegenüber sind. Vorne, bei den Fenstern, steht Peter. Sein gewelltes Haar ist länger gehalten. Am Arm trägt er einen Reif. Er sieht ein bisschen aus wie ein Althippie. Dabei ist er sehr groß und kräftig. 'Schöne Haare hat der', denkt Thomal. Sein leicht schrägen Augen und die Hakennase verleihen seinen Zügen etwas Unkonventionelles. Neben ihm sitzen Antiona und Anke, neben Anke sitzt Frieder, dann kommt Matuschek. So ist eine seitliche Reihe voll belegt. Anke hat sich über die kleine Gruppe sehr gefreut und sich mit Frieder unterhalten. Interessanterweise hat Frieder anders reagiert als er selber. Er scheint Anke ganz gerne zu mögen. Vor dem Publikum, der Raum ist voll, reibt sich Peter die Hände. </text:p>
      <text:p text:style-name="P2"/>
      <text:p text:style-name="P2"><text:soft-page-break/>„So“, sagt er. „Schön, dass ihr alle hier seid. Ich sehe viele bekannte Gesichter, aber auch ein paar Neue.“</text:p>
      <text:p text:style-name="P2">Er blickt herum und sein Augen treffen auch Thomal. </text:p>
      <text:p text:style-name="P2">„Wie ihr wisst, warte ich immer auf die Ideen zu meinem Vortrag und heute dachte ich mir, dass wir uns gerne mal über Definitionen unterhalten und wie diese in unser Leben verwoben sind. Wie ihr wisst oder auch nicht...“</text:p>
      <text:p text:style-name="P2"/>
      <text:p text:style-name="P2">Dann muss er laut husten. Dabei wirft er den Kopf nach hinten und hält sich die Hand vor den Mund</text:p>
      <text:p text:style-name="P2"/>
      <text:p text:style-name="P2">„Wie ihr alle wisst, stelle ich gerne auch mal Fragen. Wenn ihr Lust habt, dann könnt ihr antworten. Aber: wenn ihr still mit denkt, ist das genauso schön.“</text:p>
      <text:p text:style-name="P2"/>
      <text:p text:style-name="P2">„So“, sagt er dann und reibt sich erneut die Hände. Dann greift er zum Wasserglas, das auf einem Stehtischchen neben ihm steht und nimmt sehr langsam einen Schluck.</text:p>
      <text:p text:style-name="P2">„Ich muss das machen, sonst fange ich immer an zu husten.“</text:p>
      <text:p text:style-name="P2">Er stellt das Wasserglas ab, räuspert sich und nimmt dann nochmal einen Schluck. Thomal scharrt etwas mit den Füßen, da flüstert Anke ihm ins Ohr.</text:p>
      <text:p text:style-name="P2">„Er hat immer schlimmen Husten, ganz schlimm“, sagt sie.</text:p>
      <text:p text:style-name="P2">Peter räuspert sich erneut und sagt dann:</text:p>
      <text:p text:style-name="P2"/>
      <text:p text:style-name="P2">„Wo, denkt ihr, spielen Definitionen ein große Rolle. Hat jemand eine Idee?“</text:p>
      <text:p text:style-name="P2">'Das ist ja wie in der Schule', denkt Thomal. Er blickt sich im Raum um, wie das so üblich ist. Man lässt den Blick über die anwesenden Zuhörer schweifen. 'Das ist immer ein komisches Gefühl', denkt er. 'Man taxiert sich so und will hören, wer schlau ist.'</text:p>
      <text:p text:style-name="P2">Ein junges Mädchen aus dem anderen Flügel hebt den Arm.</text:p>
      <text:p text:style-name="P2">„In der Mathematik“, sagt sie.</text:p>
      <text:p text:style-name="P2">„Stimmt“, <text:s/>sagt Peter. „Und weißt du auch wofür sie stehen oder was sie bedeuten?“</text:p>
      <text:p text:style-name="P2">„Klar“, sagt das Mädchen. „Es sind Festsetzungen, also so etwas wie Bausteine, denke ich, mit denen man weiter arbeiten kann.“</text:p>
      <text:p text:style-name="P2">„Und wie entstehen die Definitionen?“, fragt Peter das Mädchen erneut.</text:p>
      <text:p text:style-name="P2">„Ich würde sagen, dass sie sich manchmal aus Ableitungen ergeben. Vielleicht aber auch klare Randbestimmungen sind, damit man ein Experiment oder so etwas durchführen kann.“</text:p>
      <text:p text:style-name="P2">„Ja, sehr gut. Jetzt würde ich euch gerne eine Frage stellen, die den Begriff mit Leben füllen soll. Wie könnte man ein Auto definieren.“</text:p>
      <text:p text:style-name="P2"/>
      <text:p text:style-name="P2">„Das ist doch einfach“, ruft Matuschek. „Ein Auto ist ein Karosse mit Sitzgelegenheiten, vier Rädern und einem mechanischen Motor, der die Räder antreibt usw.“</text:p>
      <text:p text:style-name="P2">Frieder nickt zustimmend. Das Gemurmel der Zuhörer verrät, dass sie die Antwort für gut halten.</text:p>
      <text:p text:style-name="P2"/>
      <text:p text:style-name="P2">Peter antwortet:</text:p>
      <text:p text:style-name="P2">„Ja. Man könnte jetzt in die Details gehen und sagen: es gibt auch Flugzeuge, die deiner Definition entsprechen, richtig?“</text:p>
      <text:p text:style-name="P2"/>
      <text:p text:style-name="P2">Matuschek überlegt. Dann antwortet er: „Stimmt, also müsste ich ausschließen, dass das Auto Flügel hat.“</text:p>
      <text:p text:style-name="P2">Anke sagt: „Ja, oder schwimmen kann.“</text:p>
      <text:p text:style-name="P2">Gelächter geht durch das Zimmer. </text:p>
      <text:p text:style-name="P2">„Richtig, Anke!“, sagt Peter. „Also“, führt Peter fort, „ was könnte noch zum Auto gehören, also das, was es ausmacht.“</text:p>
      <text:p text:style-name="P2"/>
      <text:p text:style-name="P2">Stille. Thomal überlegt. Er denkt, dass man dann vieles ausschließen muss, wenn die Definition von <text:soft-page-break/>Matuschek stimmt. Das ist fast ein vergebliches unterfangen. Das ist wie in der Mengenlehre, denkt er. Wäre ein Mondfahrzeug ein Auto? <text:s/>Dann kommt ihm ein Gedanke und er fasst sich ein Herz: „Wege oder Straßen oder Erde!“, sagt er.</text:p>
      <text:p text:style-name="P2">„Hmm“, Peter nickt. „Sowie die Luft zum Flugzeug und ein Flugplatz.“</text:p>
      <text:p text:style-name="P2">„Oder wie das Wasser zum Amphibien-Fahrzeug!“, sagt Frieder.</text:p>
      <text:p text:style-name="P2"/>
      <text:p text:style-name="P2">Nach einer Pause:</text:p>
      <text:p text:style-name="P2">„Ich habe auch eine Idee“, sagt Anke.</text:p>
      <text:p text:style-name="P2">„Also wenn es Straßen gibt und das Auto die Straßen nützt, dann müssen zum Auto auch die Menschen oder Orte gehören, die mit dem Auto verbunden werden. Oder nicht?“</text:p>
      <text:p text:style-name="P2"/>
      <text:p text:style-name="P2">Schweigen. „Das ist doch jetzt übertrieben“, sagt Matuschek.</text:p>
      <text:p text:style-name="P2">„Ja?“, fragt Peter. </text:p>
      <text:p text:style-name="P2">Frieder sagt: „Ich glaube, dass Anke recht hat. Also das Auto wurde doch zu diesem Zweck erfunden!“</text:p>
      <text:p text:style-name="P2"/>
      <text:p text:style-name="P2">„Ahaaa“, ruft Peter. „Willst du damit sagen, dass die Idee des Autos schon zum Auto gehört und es definiert?“</text:p>
      <text:p text:style-name="P2"/>
      <text:p text:style-name="P2">„Ich glaube, dass es so ist“, sagt Frieder leise. </text:p>
      <text:p text:style-name="P2"/>
      <text:p text:style-name="P2">Da meldet sich wieder das Mädchen aus dem rechten Flügel zu Wort: „Also es stimmt. Wenn ich überlege, wie Computer gebaut wurden! Klar war die Idee ganz entscheidend. Und ich glaube, dass sie maßgeblich die Definition eines Computers ausmacht.“</text:p>
      <text:p text:style-name="P2"/>
      <text:p text:style-name="P2">Thomal lässt das Gesagte absacken, dann: „So, dann muss ich jetzt aber mal folgendes sagen“, Thomal ist ganz aufgeregt als er seine Aussage vorbereitet.</text:p>
      <text:p text:style-name="P2">„Wenn jetzt die Idee des Autos das Auto mit definiert, dann gehört doch auch die industrielle Revolution usw. zum Auto. Mal abgesehen davon auch das Pferd und das wirtschaftliche Wachstum, denn beide haben die Idee vielleicht erst entstehen lassen, das Auto versprach doch schnelleren Güteraustausch.“</text:p>
      <text:p text:style-name="P2">Matuschek macht eine Scheibenwischergeste vor seinem Gesicht. </text:p>
      <text:p text:style-name="P2"/>
      <text:p text:style-name="P2">„Ja“, sagt Peter, „ich glaube, dass du etwas Wahres sagst, aber:“, er hebt den Arm und den Zeigefinger und muss erneut sehr laut husten.</text:p>
      <text:p text:style-name="P2"/>
      <text:p text:style-name="P2">„Oh Mann!“, sagt Matuschek.</text:p>
      <text:p text:style-name="P2"/>
      <text:p text:style-name="P2">„Aber:“, sagt Peter erneut, als er sich ausgehustet hat. „ich würde sagen, dass die Definition von Matuschek richtig ist. Warum?“</text:p>
      <text:p text:style-name="P2"/>
      <text:p text:style-name="P2">„Siehste!“, sagt Matuschek zu Frieder.</text:p>
      <text:p text:style-name="P2"/>
      <text:p text:style-name="P2">Da sagt jemand aus dem rechten Flügel, den Thomal jetzt erst erkennt und als Michael vom gestrigen Spaziergang am Amphitheater einsortieren kann:</text:p>
      <text:p text:style-name="P2"/>
      <text:p text:style-name="P2">„Weil es so am einfachsten ist, da man das Auto sehen kann.“</text:p>
      <text:p text:style-name="P2"/>
      <text:p text:style-name="P2">„Korrekt“, sagt Peter etwas lauter. „Ein Analytiker würde sagen: das ist es. Man muss ein Auto nach <text:s/>seinen Teilen definieren. Genau so wie es Matuschek angedeutet hat. Aber ich würde sagen, es ist aus einem Vorgang entstanden, der sich nicht isolieren lässt. Versteht ihr, was ich meine? Ein Ingenieur bei Mercedes würde uns daher auch widersprechen. Er würde das Auto als bestehend aus <text:soft-page-break/>diesen und jenen Mechaniken und der Elektronik begreifen.“</text:p>
      <text:p text:style-name="P2"/>
      <text:p text:style-name="P2">Wieder ist es still und es ist fraglich, ob jeder mit der Aussage etwas anfangen kann. Thomal zieht die Stirne kraus.</text:p>
      <text:p text:style-name="P2"/>
      <text:p text:style-name="P2">„Wie verhält es sich mit Spielen“, fragt er dann.</text:p>
      <text:p text:style-name="P2"/>
      <text:p text:style-name="P2">„Aha!“, Peter macht ein theatralische Geste. „Ein Philosoph! Schon viele Philosophen haben sich <text:s/>darüber den Kopf zerbrochen haben? <text:s/>Am bekanntesten in unserem Kulturkreis ist Wittgenstein. Der hat gesagt, dass es unmöglich ist, Spiele mittels der Sprache zu definieren. Er schlug vor, nach Artverwandtschaften zu suchen. Er bildet so eine Art heterogene Kategorien. Das bedeutet, dass zwei Spiele immer mindestens eine gemeinsame Eigenschaft aufweisen. Jedes dieser Spiele kann wieder mit einem anderen eine Artverwandtschaft bilden usw. Es entsteht ein Netz. Versteht ihr das?“</text:p>
      <text:p text:style-name="P2"/>
      <text:p text:style-name="P2">„Ja!“, sagt das Mädchen vom rechten Flügel. „Ist logisch.“</text:p>
      <text:p text:style-name="P2">Matuschek reckt zum ersten mal den Kopf in Richtung des Mädchens. „Nix logisch“, flüstert er. „Habe kein Wort kapiert.“</text:p>
      <text:p text:style-name="P2"/>
      <text:p text:style-name="P2">Peter fragt in Richtung des Mädchens: „Vielleicht probiert ihr herauszufinden, wie man ein Spiel definieren kann.“</text:p>
      <text:p text:style-name="P2"/>
      <text:p text:style-name="P2">Thomal sagt: „Ein Spiel hat Regeln. Eine Konvention, die beliebig sein kann, aber auf die sich die teilnehmenden Parteien einigen.“<text:tab/></text:p>
      <text:p text:style-name="P2"/>
      <text:p text:style-name="P2">„Das klingt wie Politik“, ruft Michael vom rechten Flügel. </text:p>
      <text:p text:style-name="P2"/>
      <text:p text:style-name="P2">„Ok“, sagt Thomal. „Ein Spiel dient dazu, sich zu messen, damit kann man Leistung direkt greifbar machen. Wie im Tennis, im Fußball im Schach etc. Es gibt immer einen Sieger. Das ist in der Politik nicht so.“</text:p>
      <text:p text:style-name="P2"/>
      <text:p text:style-name="P2">„Na quatsch“, sagt Michael. „Im Wahlkampf gibt es einen Sieger.“ </text:p>
      <text:p text:style-name="P2"/>
      <text:p text:style-name="P2">„Und im Krieg meist auch“, sagt Anke leise. </text:p>
      <text:p text:style-name="P2"/>
      <text:p text:style-name="P2">Das Mädchen links meldet sich erneut. Sie ist wohl ziemlich gescheit, denkt Thomal. </text:p>
      <text:p text:style-name="P2">„Wenn <text:s/>wir bei der Definition von Wittgenstein bleiben, dann können wir doch erstmal eine Liste von Spielen sammeln, oder was?“</text:p>
      <text:p text:style-name="P2"/>
      <text:p text:style-name="P2">„Hä?“, meint Thomal. „Da ist aber schon eine Definition von dem Wittgenstein. Was willst du da noch machen?“, fragt er.</text:p>
      <text:p text:style-name="P2"/>
      <text:p text:style-name="P2">„Stimmt“, sagt Matuschek. „Da gibt’s jetzt nix mehr zu rütteln.“</text:p>
      <text:p text:style-name="P2"/>
      <text:p text:style-name="P2">„Das ist dann so wie in der Statistik oder so“, fährt das Mädchen fort. „Man sammelt und so weiter.“</text:p>
      <text:p text:style-name="P2"/>
      <text:p text:style-name="P2">„Das finde ich aber auch scheiße“, sagt Michael.</text:p>
      <text:p text:style-name="P2"/>
      <text:p text:style-name="P2">„Na, na.“ Peter hustet erneut. „Also junger Mann...“</text:p>
      <text:p text:style-name="P2"/>
      <text:p text:style-name="P2">„Aber doch klar“, antwortet er. „So läuft doch heutzutage alles, oder nicht? Also man sammelt <text:soft-page-break/>Daten. Wie in der Medizin. Studien haben gezeigt, dass Kaffee ungesund ist. Andere Studien zeigen aber, dass es nicht so ist. Die haben nämlich wieder andere Daten.“</text:p>
      <text:p text:style-name="P2"/>
      <text:p text:style-name="P2">„Mensch, Michael, da sagst du etwas Wahres.“, sagt Matuschek. </text:p>
      <text:p text:style-name="P2"/>
      <text:p text:style-name="P2">„Ein Spiel hat etwas mit den Menschen zu tun, es ist etwas Soziales“, sagt Anke. </text:p>
      <text:p text:style-name="P2"/>
      <text:p text:style-name="P2">„Wenn ich am Computer zocke, ist das dann auch etwas Soziales?“, fragt Frieder.</text:p>
      <text:p text:style-name="P2"/>
      <text:p text:style-name="P2">„Ja“, sagt Anke. „Sagen wir mal, dass du im Spiel Erdbeeren sammeln musst. Möglichst schnell.“</text:p>
      <text:p text:style-name="P2"/>
      <text:p text:style-name="P2">Matuschek kichert. Er flüstert Thomal zu: „Glaube nicht, dass er Erdbeeren sammeln spielt.“</text:p>
      <text:p text:style-name="P2"/>
      <text:p text:style-name="P2">„Dann machst du das, weil du es schaffen möchtest. Vielleicht einen Rekord aufstellen usw.“</text:p>
      <text:p text:style-name="P2"/>
      <text:p text:style-name="P2">„Das muss ich aber nicht mit anderen machen. Kann ich alleine“, sagt Frieder.</text:p>
      <text:p text:style-name="P2"/>
      <text:p text:style-name="P2">„Trotzdem löst es bei dir etwas aus. Vielleicht probierst du es erneut, wenn es nicht funktioniert hat. Oder du hast es geschafft und bist stolz auf dich.“</text:p>
      <text:p text:style-name="P2"/>
      <text:p text:style-name="P2">„Das kann bei der beknackten Arbeit ebenso sein.“, sagt Michael. „Das ist auch sozial.“</text:p>
      <text:p text:style-name="P2"/>
      <text:p text:style-name="P2">Thomal sagt dann: „Ja, das stimmt. Ein Spiel löst etwas aus. Es löst in mir etwas aus, obwohl ich nicht weiß, ob es Kreativität ist. Wenn ich zum Beispiel verloren habe, obwohl ich das nicht gedacht hätte, bin ich enttäuscht. Ich möchte dann wissen, warum ich verloren habe.“</text:p>
      <text:p text:style-name="P2"/>
      <text:p text:style-name="P2">„Toll“, sagt Michael. „Schön auf Leistung getrimmt.“</text:p>
      <text:p text:style-name="P2"/>
      <text:p text:style-name="P2">„Nicht unbedingt. Es ist ja dann eine Art der Entwicklung. Ich passe mich an, überlege, warum es nicht klappt. Und dann versuche ich besser zu werden.“</text:p>
      <text:p text:style-name="P2"/>
      <text:p text:style-name="P2">„Oder du lässt den Kopf hängen, nicht wahr... Aber man kann doch auch ohne Leistung etwas spielen“, sagt Michael. „Also nur, weil ich Freude an der Tätigkeit habe, egal ob ich gewinne oder verliere.“</text:p>
      <text:p text:style-name="P2"/>
      <text:p text:style-name="P2">„Das glaubst auch nur du“, sagt Matuschek laut. </text:p>
      <text:p text:style-name="P2"/>
      <text:p text:style-name="P2">„Was wir hier machen“, antwortet Michael dann. „Ist doch auch ein Spiel. Also: wer kommt am schnellsten auf die besten Ideen? Oder wer hat Freude am Mitdenken?“</text:p>
      <text:p text:style-name="P2"/>
      <text:p text:style-name="P2">„Jaja“, sagt Peter. „Das ist ein passender Gedanke, wie ich finde.“</text:p>
      <text:p text:style-name="P2">„Kann man denn Arbeit auch als Spiel betrachten?“</text:p>
      <text:p text:style-name="P2"/>
      <text:p text:style-name="P2">„Glaube schon“, sagt das Mädchen vom Flügel. „Wenn es einem doch Spaß macht, was man tut.“</text:p>
      <text:p text:style-name="P2"/>
      <text:p text:style-name="P2">„Sich Spiele auszudenken ist vielleicht auch ein Spiel“, sagt Anke.</text:p>
      <text:p text:style-name="P2"/>
      <text:p text:style-name="P2">„Voll gut, was du gerade gesagt hast, Michael.“, sagt Thomal. „Vielleicht ist ein Spiel ein innerer Prozess, eine Auffassung, wie man mit etwas umgeht.“</text:p>
      <text:p text:style-name="P2"/>
      <text:p text:style-name="P2">Peter hustet. </text:p>
      <text:p text:style-name="P2">„Ihr seht, dass ihr euch langsam von der analytischen Herangehensweise entfernt. Bei dem was <text:soft-page-break/>gerade gesagt wurde, könnte ich ergänzen: ein Spiel ist eventuell tief im Menschen drin. Obwohl vielleicht auch diese Aussage falsch aufgefasst werden kann. Es lässt sich <text:s/>nicht wie ein Gen heraus isolieren. Es ist umfassender.“</text:p>
      <text:p text:style-name="P2"/>
      <text:p text:style-name="P2">„Ja“, sagt Thomal. „Es ist die Fähigkeit mit Siegen und Niederlage umgehen zu können. Oder vielleicht mit dem Unerwarteten. Es ist in jedem Fall so, dass es den Lebensinstinkt weckt.“</text:p>
      <text:p text:style-name="P2"/>
      <text:p text:style-name="P2">„Toll“, sagt Anke und blickt Thomal mit leuchtenden Augen an.</text:p>
      <text:p text:style-name="P2"/>
      <text:p text:style-name="P2">'Oh Gott', denkt er. Ist aber auch etwas stolz auf sich. </text:p>
      <text:p text:style-name="P2"/>
      <text:p text:style-name="P2">„Dann kann man ein Spiel aber auch falsch spielen“, sagt Michael. „Beim Gitarrespielen habe ich ne Zeitlang so wahnsinnig geübt, dass überhaupt keinen Spaß mehr gemacht hat. Es war die Hölle, die ich mir selber erschaffen habe.“</text:p>
      <text:p text:style-name="P2"/>
      <text:p text:style-name="P2">„Auch Teil des Spiels“, sagt Matuschek. „Machst de jetzt hoffentlich nicht mehr.“</text:p>
      <text:p text:style-name="P2"/>
      <text:p text:style-name="P2">„Stimmt“, sagt Michael.</text:p>
      <text:p text:style-name="P2"/>
      <text:p text:style-name="P2">Die Diskussion geht in dieser Art noch eine kleine Zeit weiter, doch alsbald beschließt Peter das treffen. </text:p>
      <text:p text:style-name="P2"/>
      <text:p text:style-name="P2">„Vielen Dank also für eure Mitarbeit. Es hat mir große Freude bereitet mit euch zusammen zu SPIELEN.“</text:p>
      <text:p text:style-name="P2"/>
      <text:p text:style-name="P2">Das Stühlerücken fängt an. </text:p>
      <text:p text:style-name="P2"/>
      <text:p text:style-name="P2">„Das war supi, supi!“, sagt Anke laut. „Peter macht das immer wahnsinnig toll. Einfach so ganz spontan und so. Du warst aber auch klasse, Thomal!“</text:p>
      <text:p text:style-name="P2"/>
      <text:p text:style-name="P2">Anke knufft Thomal in die Seite. „Hast ja doch etwas Phantasie.“</text:p>
      <text:p text:style-name="P2"/>
      <text:p text:style-name="P2">„Stimmt, ja!“, meint Frieder. „Ich glaube, ich habe nicht alles verstanden, aber in jedem Fall tut es mir gut, mal so zu denken. In der Schule läuft das nicht so. Da gibt’s immer einen drüber, wenn man nicht in den passenden Kategorien denkt. Denke ich...“</text:p>
      <text:p text:style-name="P2"/>
      <text:p text:style-name="P2">„Schon“, meint Matuschek. „Also alles finde ich auch nicht alles richtig, was der Peter so sagt. Aber ich kann dir zustimmen, Frieder. Es tut gut, sich mit so etwas mal zu beschäftigen. Lohnt sich schon immer. Bist wohl doch so ein schlaues Köpfchen, ne, Thomal?“</text:p>
      <text:p text:style-name="P2"/>
      <text:p text:style-name="P2">Thomal lenkt ab. „Nee, nee.“</text:p>
      <text:p text:style-name="P2"/>
      <text:p text:style-name="P2">„Doch, doch“, sagt Antonia. </text:p>
      <text:p text:style-name="P2"/>
      <text:p text:style-name="P2">Die Gruppe zwängt sich zum Ausgang. Thomal beäugt das Mädchen vom rechten Flügel. 'Wie alt die wohl sein mag?', denkt er. 'Nicht älter als zwanzig. Voll im Saft.'</text:p>
      <text:p text:style-name="P2">Dann denkt er, dass er eine tolle Leistung gerade gebracht hat und ist stolz auf sich. 'Bin doch ziemlich schlau', sagt er sich und schämt sich im selben Moment. Als er so verträumt dem Mädchen hinterher glotzt, die sich nicht weiter um ihn zu kümmern scheint, tippt ihm jemand leicht von hinten auf die Schulter. Thomal dreht sich um. Da steht Michael.</text:p>
      <text:p text:style-name="P2">„Hi!“, sagt er. „Du bist doch der Neue, den wir gestern am See gesehen haben.“</text:p>
      <text:p text:style-name="P7"><text:span text:style-name="T1">„Hi!“, sagt Thomal. „Das stimmt. Ich bin Thomal.“„Ich erinnere mich“, sagt Michael. „Hat dir das </text:span><text:soft-page-break/><text:span text:style-name="T1">Diskutieren Spaß gemacht?“. </text:span></text:p>
      <text:p text:style-name="P7"><text:span text:style-name="T1">„Auf jeden Fall“, sagt Thomal.</text:span></text:p>
      <text:p text:style-name="P7"><text:span text:style-name="T1">„Dann komm doch wieder. Bei mir in der Gruppe.. ich weiß nicht, da fühle ich mich bei solchen Themen immer etwas einsam. Würd' mich freuen! Kannst auch gerne mal so zu mir kommen. Bin in Zimmer...“</text:span></text:p>
      <text:p text:style-name="P7"><text:span text:style-name="T1"/></text:p>
      <text:p text:style-name="P7"><text:span text:style-name="T1">„Bestimmt! Gerne. Einfach mal so?“, sagt Thomal.</text:span></text:p>
      <text:p text:style-name="P7"><text:span text:style-name="T1"/></text:p>
      <text:p text:style-name="P7"><text:span text:style-name="T1">„Ja. Wenn ich nicht da bin, kannst du auch eine Nachricht auf meiner Tür hinterlassen. Da hängt eine Notizwand mit Stift. Meist bin ich unten, in den Spielräumen. Ich spiele gerne Backgammon. Können wir auch mal machen.“</text:span></text:p>
      <text:p text:style-name="P7"><text:span text:style-name="T1"/></text:p>
      <text:p text:style-name="P7"><text:span text:style-name="T1">„Sehr gerne. Ich kenne das Spiel aber nicht.“</text:span></text:p>
      <text:p text:style-name="P7"><text:span text:style-name="T1"/></text:p>
      <text:p text:style-name="P7"><text:span text:style-name="T1">„Macht nichts! Ich brings dir bei. Sag mal... hast du jetzt noch was vor?“</text:span></text:p>
      <text:p text:style-name="P7"><text:span text:style-name="T1"/></text:p>
      <text:p text:style-name="P7"><text:span text:style-name="T1">„Hmm, ich weiß nicht. Möchtest du jetzt spielen?“</text:span></text:p>
      <text:p text:style-name="P7"><text:span text:style-name="T1"/></text:p>
      <text:p text:style-name="P7"><text:span text:style-name="T1">„Warum nicht?“</text:span></text:p>
      <text:p text:style-name="P7"><text:span text:style-name="T1"/></text:p>
      <text:p text:style-name="P7"><text:span text:style-name="T1">Der Raum hat sich mittlerweile geleert. Draußen warten Anke, Frieder, Matuschek und Antonia.</text:span></text:p>
      <text:p text:style-name="P7"><text:span text:style-name="T1"/></text:p>
      <text:p text:style-name="P7"><text:span text:style-name="T1">„Wenn deine Freunde Lust haben könne sie doch mitkommen“ schlägt Michael vor.</text:span></text:p>
      <text:p text:style-name="P7"><text:span text:style-name="T1">„Soll ich mal fragen?“</text:span></text:p>
      <text:p text:style-name="P7"><text:span text:style-name="T1"/></text:p>
      <text:p text:style-name="P7"><text:span text:style-name="T1">„Von mir aus“, sagt Thomal leise.</text:span></text:p>
      <text:p text:style-name="P7"><text:span text:style-name="T1"/></text:p>
      <text:p text:style-name="P7"><text:span text:style-name="T1">Michael begibt sich zur Gruppe und fragt. Antonia wünscht viel Spaß, Frieder und Matuschek winken ab, nur Anke ist Feuer und Flamme.</text:span></text:p>
      <text:p text:style-name="P7"><text:span text:style-name="T1"/></text:p>
      <text:p text:style-name="P7"><text:span text:style-name="T1">„Ich mache gerne Spiele!“, sagt sie.</text:span></text:p>
      <text:p text:style-name="P7"><text:span text:style-name="T1"/></text:p>
      <text:p text:style-name="P7"><text:span text:style-name="T1">„Schön.“ meint Michael. „Wollen wir?“</text:span></text:p>
      <text:p text:style-name="P7"><text:span text:style-name="T1"/></text:p>
      <text:p text:style-name="P7"><text:span text:style-name="T1">Während die anderen in alle Richtungen davon gehen, bewegen sich Michael, Anke und Thomal in den Keller. </text:span></text:p>
      <text:p text:style-name="P7"><text:span text:style-name="T1"/></text:p>
      <text:p text:style-name="P7"><text:span text:style-name="T1">„Habt ihr das Spielzimmer schon gesehen?“</text:span></text:p>
      <text:p text:style-name="P7"><text:span text:style-name="T1"/></text:p>
      <text:p text:style-name="P7"><text:span text:style-name="T1">„Nee“, sagt Thomal. </text:span></text:p>
      <text:p text:style-name="P7"><text:span text:style-name="T1">„Ich auch nicht!“, sagt Anke. „Schön, dass wir so eine Gruppe sind.“</text:span></text:p>
      <text:p text:style-name="P7"><text:span text:style-name="T1"/></text:p>
      <text:p text:style-name="P7"><text:span text:style-name="T1">„Ja“, sagt Thomal. Der Tonfall verrät, dass er nicht ganz überzeugt ist.</text:span></text:p>
      <text:p text:style-name="P7"><text:span text:style-name="T1"/></text:p>
      <text:p text:style-name="P7"><text:span text:style-name="T1">„Naja, Gruppe ist jetzt übertrieben.“ meint Michael. „Ihr seid noch nicht in eurer Gruppe, oder?“</text:span></text:p>
      <text:p text:style-name="P7"><text:span text:style-name="T1"/></text:p>
      <text:p text:style-name="P7"><text:span text:style-name="T1">„Nein.“, sagt Anke. „Wir sind erst seit ein paar Tagen hier.“</text:span></text:p>
      <text:p text:style-name="P7"><text:span text:style-name="T1"/></text:p>
      <text:p text:style-name="P7"><text:span text:style-name="T1">„Ich kann für mich selber reden“, meint Thomal.</text:span></text:p>
      <text:p text:style-name="P7"><text:span text:style-name="T1"/></text:p>
      <text:p text:style-name="P7"><text:span text:style-name="T1">„Von dir weiß ich das ja schon.“, sagt Michael. „So lange bin ich auch noch nicht hier. Zwei Wochen.“</text:span></text:p>
      <text:p text:style-name="P7"><text:soft-page-break/><text:span text:style-name="T1">„Weiß ich auch schon.“ sagt Thomal</text:span></text:p>
      <text:p text:style-name="P7"><text:span text:style-name="T1"/></text:p>
      <text:p text:style-name="P7"><text:span text:style-name="T1">„Ich doch noch nicht!“, ruft Anke. „Hier sind alle so nett. Ganz anderes als draußen.“</text:span></text:p>
      <text:p text:style-name="P7"><text:span text:style-name="T1"/></text:p>
      <text:p text:style-name="P7"><text:span text:style-name="T1">„Ja. Die meisten“, sagt Michael. „Es gibt hier aber auch Eigenbrödler. Verzeiht mir, aber viele hier haben auch einen psychischen Knacks.“</text:span></text:p>
      <text:p text:style-name="P7"><text:span text:style-name="T1"/></text:p>
      <text:p text:style-name="P7"><text:span text:style-name="T1">„Ja, ich auch.“, sagt Anke. </text:span></text:p>
      <text:p text:style-name="P7"><text:span text:style-name="T1">Michael muss lachen.</text:span></text:p>
      <text:p text:style-name="P7"><text:span text:style-name="T1"/></text:p>
      <text:p text:style-name="P7"><text:span text:style-name="T1">„Jedenfalls bist du recht direkt“, sagt er.</text:span></text:p>
      <text:p text:style-name="P7"><text:span text:style-name="T1"/></text:p>
      <text:p text:style-name="P7"><text:span text:style-name="T1">Die drei laufend schweigend weiter. „Hier entlang“, oder „jetzt rechts“, sagt Michael. Thomal schwant schon Schlimmes, als ihm klar wird, dass sie sich wieder in <text:s/>Richtung des Ballspiel-Raums bewegen. 'Heute war ein Tag voller Herausforderungen', denkt er. 'Hoffentlich schneide ich beim Backgammon nicht schlecht ab. Nachher gewinnt Anke noch gegen mich und mein Ruf ist dahin.'</text:span></text:p>
      <text:p text:style-name="P7"><text:span text:style-name="T1">Die drei laufen am Ballraum vorbei und gehen weiter hinten in ein Zimmer, in dem Betrieb ist. Es ist ein großer Raum, in dem die Leute alles Mögliche spielen. Schach, Dame und auch Spiele, die Thomal noch nie gesehen hat. Zwei spielen ein Geschicklichkeits-Spiel, bei dem sie Murmeln auf einem Brett mit entsprechenden Einbuchtungen schnell versetzen. Das Brett droht immer wieder in die eine oder andere Richtung zu kippen. Die geschickten Bewegungen der Spieler verhindern das. Dann sitzen sich zwei Leute an einem Tisch gegenüber, die sich nur gegenseitig ansehen. 'Tolles Spiel.“, denkt Thomal.</text:span></text:p>
      <text:p text:style-name="P7"><text:span text:style-name="T1"/></text:p>
      <text:p text:style-name="P7"><text:span text:style-name="T1">„Nehmt doch hier Platz“. Michael deutet auf einen freien Tisch, ein Holztisch, der wie aus Wurzeln gemacht aussieht. „Ich hole mal das Backgammon“. </text:span></text:p>
      <text:p text:style-name="P7"><text:span text:style-name="T1">Thomal blickt sich im Spielzimmer weiter um. An den Wänden hängen auch Bilder, ganz individuell und wild zusammen gewürfelt. Einige lösen sich schon ab. Die Wände sind in einem dunkleren Violett gestrichen. Für einen Spielraum ist es nicht leise aber auch nicht laut. Anke sagt: „Das habe ich mir aber phantasievoller vorgestellt.“</text:span></text:p>
      <text:p text:style-name="P7"><text:span text:style-name="T1">Dann kommt Michael mit einer Box, die er unter dem Arm klemmen hat, zurück. Er klappt die Box auf und stellt sie auf den Tisch darin liegen schwarze und weiße Plastiksteine sowie ein paar Würfel. Die aufgeklappte und abgelegte Box ist die Spielfläche. An den langen Kanten fangen verschieden farbige Dreicke an, die <text:s/>in Richtung der Mitte der Box spitz zulaufen. Thomal kennt das Brett. 'Oh weh!', denkt er. 'Bestimmt so ein Spiel wie Schach, das liegt mir nicht.'</text:span></text:p>
      <text:p text:style-name="P7"><text:span text:style-name="T1">Michael richtet das Brett aus. Er setzt sich an eine Seite des Tisches. Er fragt:</text:span></text:p>
      <text:p text:style-name="P7"><text:span text:style-name="T1">„Wer möchte denn zuerst spielen?“</text:span></text:p>
      <text:p text:style-name="P7"><text:span text:style-name="T1">Thomal möchte eigentlich eher zusehen, aber Anke ist schneller. </text:span></text:p>
      <text:p text:style-name="P7"><text:span text:style-name="T1">„Thomal“, sagt sie. „Er ist ziemlich schlau!“</text:span></text:p>
      <text:p text:style-name="P7"><text:span text:style-name="T1">„Das werden wir sehen“, sagt Michael und grinst.</text:span></text:p>
      <text:p text:style-name="P7"><text:span text:style-name="T1">Er fängt an die Steine auszulegen. Immer Türme gleicher Farbe und unterschiedlicher Anzahl, die er in den Dreiecken ablegt. Als er fertig ist, liegt ein Muster aus, bei dem sich die Türmchen symmetrisch und unterschiedlicher Farbe sowie gleicher Anzahl, getrennt durch die Mitte der Box, gegenüberliegen.</text:span></text:p>
      <text:p text:style-name="P7"><text:span text:style-name="T1"/></text:p>
      <text:p text:style-name="P7"><text:span text:style-name="T1">„So“, sagt Michael. „Backgammon ist ein super Spiel, bei dem es auf die richtige Strategie ankommt. Obwohl gewürfelt wird, ist es im Durchschnitt weniger ein Glücksspiel.“</text:span></text:p>
      <text:p text:style-name="P7"><text:span text:style-name="T1">'Toll', denkt Thomal, 'da kann ich mich ja gleich wieder blamieren.'</text:span></text:p>
      <text:p text:style-name="P7"><text:span text:style-name="T1">„Ziel des Spiels ist es“, fährt er fort, „die eigenen Steine, also in meinem Fall beispielsweise Weiß, vom ersten Quadranten...“, er deutet auf seine linke untere Ecke der Box, „in den letzten Quadranten zu bewegen.“ Bei diesem Satz führt Michael mit seiner Hand einen angedeuteten Bogen über das Spielbrett aus. Ein gekipptes U. Er endet mit der Bewegung in der Ecke, die auf </text:span><text:soft-page-break/><text:span text:style-name="T1">Thomals rechter Seite liegt. Da bleibt er mit der Bewegung stehen. „Dieser Quadrant ist dein Startquadrant und mein Zielquadrant und umgekehrt. Alles klar?“</text:span></text:p>
      <text:p text:style-name="P7"><text:span text:style-name="T1"/></text:p>
      <text:p text:style-name="P7"><text:span text:style-name="T1">„Soweit schon“, sagt Thomal. Anke sagt nichts.</text:span></text:p>
      <text:p text:style-name="P7"><text:span text:style-name="T1"/></text:p>
      <text:p text:style-name="P7"><text:span text:style-name="T1">„Wenn alle meine Steine dort sind, kann ich damit beginnen, sie abzräumen. Wer als erster alle Steine vom Brett hat, ist der Gewinner. Wie das Abräumen funktioniert erkläre ich im Spiel, da ists einfacher. So. Da du aber verhindern möchtest, dass ich alle Steine dahin bekomme, baust du Barrieren im Spiel auf. Du siehst, dass schon so Türmchen da sind. Auf besetzte Felder kannst du mit deinen Steinen nicht ziehen, es sei denn es steht nur ein Turm auf einem Feld. Dann kann man den Stein schlagen und er muss wieder im ersten Quadranten eingewürfelt werden.“</text:span></text:p>
      <text:p text:style-name="P7"><text:span text:style-name="T1"/></text:p>
      <text:p text:style-name="P7"><text:span text:style-name="T1">„Klingt wie Mensch-Ärgere-Dich-Nicht“, sagt Anke.</text:span></text:p>
      <text:p text:style-name="P7"><text:span text:style-name="T1"/></text:p>
      <text:p text:style-name="P7"><text:span text:style-name="T1">„So ähnlich“, meint Michael und grinst. „Und ähnlich wie bei Mensch-Ärgere-Dich-Nicht ist es natürlich doof, wenn man von vorne anfangen muss.“</text:span></text:p>
      <text:p text:style-name="P7"><text:span text:style-name="T1"/></text:p>
      <text:p text:style-name="P7"><text:span text:style-name="T1">„Ok“, sagt Thomal. „Mit einem Feld meinst du also so ein Dreieck da.“ Thomal deutet darauf. </text:span></text:p>
      <text:p text:style-name="P7"><text:span text:style-name="T1">„Ja, genau!“, sagt Michael. „Die Strategie ist es also: a. Die eigenen Steine in das Ziel zu kriegen und b. Genau das für den Gegner schwer zu machen, ok?“</text:span></text:p>
      <text:p text:style-name="P7"><text:span text:style-name="T1"/></text:p>
      <text:p text:style-name="P7"><text:span text:style-name="T1">„Wie bei Mensch-Ärgere-Dich-Nicht“, sagt Anke wieder.</text:span></text:p>
      <text:p text:style-name="P7"><text:span text:style-name="T1"/></text:p>
      <text:p text:style-name="P7"><text:span text:style-name="T1">„Hmm. Hast recht“, sagt Michael. „Sind wohl Spielähnlichkeiten, wie wir vorher gelernt haben. So. Jeder Spieler hat immer zwei Würfel, dann muss man die Spielsteine um die gewürfelten Augen vorwärts ziehen. Am besten wir fangen einfach mal an.“</text:span></text:p>
      <text:p text:style-name="P7"><text:span text:style-name="T1"/></text:p>
      <text:p text:style-name="P7"><text:span text:style-name="T1">„Ok“, sagt Thomal. „Soweit klar. Muss ich immer mit den Steinen in meinem Startquadranten beginnen?“</text:span></text:p>
      <text:p text:style-name="P7"><text:span text:style-name="T1"/></text:p>
      <text:p text:style-name="P7"><text:span text:style-name="T1">„Nein“, antwortet Michael. „Du kannst anfangen wo du willst. Komm fangen wir an.“</text:span></text:p>
      <text:p text:style-name="P7"><text:span text:style-name="T1"/></text:p>
      <text:p text:style-name="P7"><text:span text:style-name="T1">Michael schnappt sich die Würfel und rollt sie auf dem Brett aus, das mit Samt bezogen ist. Das gefällt Thomal. Er würfelt einen Sechserpasch. </text:span></text:p>
      <text:p text:style-name="P7"><text:span text:style-name="T1"/></text:p>
      <text:p text:style-name="P7"><text:span text:style-name="T1">„Aah, gut. Gleich die nächste Regel. Bei einem Pasch darf man die zu ziehende Augenzahl verdoppeln. Ein Sechserpasch ist ziemlich cool, weil ich damit erstens ordentlich vorankomme und zweitens, es dir schonmal schwerer machen kann. Siehst du?“</text:span></text:p>
      <text:p text:style-name="P7"><text:span text:style-name="T1">Er schnappt sich die ersten zwei Steinchen vom ersten Quadranten und schubst sie sechs Felder nach vorne. Dabei kommentiert er mit komischen Geräuschen. Ssst, ssst. Dann nimmt er zwei weitere Steine von vorne und schiebt sich knapp an Michaels Startquadranten. Ssst, ssst. </text:span></text:p>
      <text:p text:style-name="P7"><text:span text:style-name="T1">„Jetzt bist du dran“, sagt er zu Thomal. Thomal würfelt eine zwei und eine eins.</text:span></text:p>
      <text:p text:style-name="P7"><text:span text:style-name="T1">„Toll“, sagt er. Er überlegt, was er am besten ziehen kann.</text:span></text:p>
      <text:p text:style-name="P7"><text:span text:style-name="T1">„Mach mal“, sagt Michael. Thomal schnappt sich einen Stein aus seinem zweiten Quadranten, den er zwei Felder vor bugsiert. „Kann ich den nochmal eins weiter ziehen?“</text:span></text:p>
      <text:p text:style-name="P7"><text:span text:style-name="T1">„Ja, klar. Du kannst auch die Augen mit nur einem Stein abzählen.“</text:span></text:p>
      <text:p text:style-name="P7"><text:span text:style-name="T1">„Ok.“ Thomal schubst den Stein ein Feld weiter. So geht das Spiel weiter. Michael gibt hin und wieder Tipps, lässt Thomal aber erstmal machen. Der muss bei jedem Zug ziemlich lange grübeln, weil er verhindern möchte, dass man seine Steine schnell rauswerfen kann. Bei Michael geht es ratz-fatz. Das ärgert Thomal ein bisschen. Am Ende verliert er klar. </text:span></text:p>
      <text:p text:style-name="P7"><text:span text:style-name="T1">„Na?“, fragt Michael. „Hat es dir gefallen?“</text:span></text:p>
      <text:p text:style-name="P7"><text:span text:style-name="T1">„Ganz gut“, antwortet Thomal. </text:span></text:p>
      <text:p text:style-name="P7"><text:soft-page-break/><text:span text:style-name="T1"/></text:p>
      <text:p text:style-name="P7"><text:span text:style-name="T1"/></text:p>
      <text:p text:style-name="P7"><text:span text:style-name="T1"/></text:p>
      <text:p text:style-name="P2"/>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der Mitte des Flures bleiben sie stehen. Links befindet sich eine Tür, die anders aussieht als die Türen zu den Zimmern. Sie zieht aus ihrer Jacke einen Schlüssel und schließt die Tür auf. </text:p>
      <text:p text:style-name="P2">"Wir wollen etwas miteinander reden".</text:p>
      <text:p text:style-name="P2">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ja, ich denke ich soll hier weiter gegen meine Depressionen behandelt werden. Mir wurde in der Klinik gesagt, dass es hier für mich besser wäre. Allerdings gibt es hier nichts. Ich habe noch mit 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Ja und auch nein. Irgendwie bin ich mir gerade manchmal selber genug."</text:p>
      <text:p text:style-name="P2">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Wir sind keine Maschinen, sondern genau das Gegenteil. Begriffe wie Leistung, Produktivität, Kapazität sind unsinning, wenn man sie auf Menschen anwendet. Aber es sind die Begriffe und die <text:soft-page-break/>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der Gedanke. Dann kam der Vogel aus meinem Traum vielleicht..."</text:p>
      <text:p text:style-name="P2">"Von mir, ja. Aber es ist nicht mein Vogel. Ich habe ihn in dir gesehen, aber du konntest ihn nicht finden."</text:p>
      <text:p text:style-name="P2">"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Alles zu seiner Zeit. Alles mit der Ruhe."<office:annotation><dc:date>2014-12-12T16:59:40</dc:date><text:p>&lt;!--EndFragment--&gt;</text:p></office:annotation></text:p>
      <text:p text:style-name="P1"/>
      <text:p text:style-name="P1"/>
      <text:p text:style-name="P1"/>
      <text:p text:style-name="P1"/>
      <text:h text:style-name="Heading_20_3" text:outline-level="3"><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blicken...'</text:p>
      <text:p text:style-name="P2">"Wir wollen jetzt zusammen in den Brunnen steigen. Keine Angst, das Wasser ist nicht so kalt." 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entlang, über ihren Kopf, Schultern, die Brüste, den Bauch, den Venushügel und die Schenkel. Sibyll ist etwas älter, doch schön. Ihr Körper strahlt Eleganz und Kraft aus. Thomals blickt wandert <text:soft-page-break/>den Körper entlang, diese unglaublich schweren Brüste, die leicht schaukeln und dann auf den Schoß ,der weich und einladend schimmert. Thomal vergisst alles um sich herum und lässt geschehen, was vor sich geht. Das vermittelt ihm ein Gefühl von Freiheit und Ruhe, dass er so 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office:annotation><dc:date>2014-12-12T16:59:52</dc:date><text:p>&lt;!--EndFragment--&gt;</text:p></office:annotation></text:p>
      <text:h text:style-name="Heading_20_3" text:outline-level="3"><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Blick fixiert Thomal.</text:p>
      <text:p text:style-name="P2">"Sibyll hat mir mitgeteilt, dass der Prozess ihrer Kennenlernens sehr gut verläuft. Das ist schön....". Nun wandern die Augen von Flaumweiß endlich auf das Klemmbrett und das dort festgeheftete Blatt Papier. Sibyll blickt er nicht an.</text:p>
      <text:p text:style-name="P2">"Wie geht es ihnen genau jetzt, wenn ich fragen darf?"</text:p>
      <text:p text:style-name="P2">"Gut... Warten sie....Sehr gut", sagt Thomal. </text:p>
      <text:p text:style-name="P2">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Sie haben bestimmt eine Menge Fragen. Die ersten Tage lassen wir die Umgebung auf die Neuen wirken. Durch den Kontakt mit den Bezugspaten spüren sie, dass sie uns sehr wichtig sind. Sie <text:soft-page-break/>spüren, dass wir es ernst meinen, nicht wahr?" Das Schreiben hört abrupt auf. Der Blick von Flaumweiß ruht nun auf Thomal. Es ist still. Thomal antwortet nicht.</text:p>
      <text:p text:style-name="P2">"Nun", fährt Flaumweiß nach einer scheinbar endlosen Pause ungerührt fort, "damit sie mehr 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office:annotation><dc:date>2014-12-12T17:00:06</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text:soft-page-break/>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text:soft-page-break/>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text:soft-page-break/>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06</dc:date><text:p>&lt;!--EndFragment--&gt;</text:p></office:annotation></text:p>
      <text:h text:style-name="Heading_20_3" text:outline-level="3"><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text:soft-page-break/>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text:soft-page-break/>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text:soft-page-break/>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Klassenzimmer steht vor einer Leinwand des Mädchen.</text:p>
      <text:p text:style-name="P2">"So, hallo", sagt sie. "Ich bin Marie. Ist es ok, wenn ich euch dutze?". Zustimmendes Gemurmel.</text:p>
      <text:p text:style-name="P2">"Ok, ich bin ziemlich aufgeregt, aber das legt sich, wenn ich daran denke wie es euch gerade wohl <text:soft-page-break/>zumute ist. Das war bei mir vor einem Jahr nicht anders. Ich weiß also, dass die meisten von euch aus einer Klinik kommen, einem verzweifeltem Lebe auf der Suche nach Sinn usw. Ich z.B. war in einer psychosomatischen Klinik weil ich unter Bulemie litt. Das ist zu meinem großen Glück 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wiederum leicht rot im Gesicht, "möchte ich euch von ganzen Herzen begrüßen. Ich freue mich 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Zustimmendes Gemurmel.</text:p>
      <text:p text:style-name="P2">"In gewisser Weise sind wir das, richtig. Als du vorher im Zentralfeld warst, was hast du 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auch den Weg zeigen, sie heimführen."</text:p>
      <text:p text:style-name="P2">Zu seiner eigenen Verblüffung bemerkt Thomal, wie seine Stimme anhebt. 'Spricht hier eigentlich nur unser Flur' ist ein begleitender Gedanke und dann:</text:p>
      <text:p text:style-name="P2">"Das klingt für mich nach Star Wars und Jesus People oder wie die heißen. Bei Star Wars sind da 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Ach ja", sagt Thomal. "Thomal heiße ich." Nochmal leises Gelächter.</text:p>
      <text:p text:style-name="P2">"Danke, Thomal. Im Grunde hast du recht. Doch mit der dunklen Seite..."</text:p>
      <text:p text:style-name="P2">Da ertönt von weiter hinten eine Männerstimme.</text:p>
      <text:p text:style-name="P2">"Na ja, na ja. Das ist mir zu abgedreht. Im Leben gibt es nun mal für die einen mehr <text:soft-page-break/>Schwierigkeiten und Probleme für die anderen vielleicht etwas mehr Glück! Doch jeder ist seines eigenen Glückes Schmied. Niemandem fliegt die gebratene Taube in den Mund. So ist das nunmal. 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Entschuldigung, Marie. Aber diese Frage ist am besten als Arzt und durch die Darlegung 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verfügen über eine sehr großes inneres Gleichgewicht und sehr hohe Zufriedenheit. Verglichen mit der Normalbevölkerung Deutschlands liegen sie, so will ich mal sagen, uneinholbar vorne!" 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mit großer Nase.</text:p>
      <text:p text:style-name="P2">'Die ist nicht aus unserem Flur', denkt Thomal.</text:p>
      <text:p text:style-name="P2">"Kurz gesagt: Ja", antwortet Flaumweiß unverblümt.</text:p>
      <text:p text:style-name="P2">"Interessanterweise führt das sachgemäß durchgeführte Bonding zu einer Verstärkung ihrer Präsenz 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text:soft-page-break/>Untersuchungen zum ZF und seine Verbindungen zur Quantentheorie werden sie nirgends 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noch nicht beantwortet: Wir haben hier einen sehr großen Komplex, der sich an die Testarajew Gas 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
      <text:p text:style-name="P5"><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zugehört. Schon bewegt sich die Gruppe zu den Getränken. In Sektgläsern findet sich eine Flüssigkeit, die wie Wasser aussieht. Thomal schnappt sich ein Glas und findet sich neben der dickeren Frau aus seinem Flur wieder. Sie hat hübsche Gesichtszüge, wie er bemerkt.</text:p>
      <text:p text:style-name="P2">"Hallo, ich bin Thomal!", er streckt ihr die Hand entgegen.</text:p>
      <text:p text:style-name="P2">"Klara.Hi!". Die Beiden schütteln sich die Hände. Klara lächelt: "Und, wie gefällt es dir bisher?", fragt sie.</text:p>
      <text:p text:style-name="P2">"Gut -im Grunde", erwidert Thomal. "Allerdings verstehe ich auch nur die Hälfte von allem, was vor sich geht."</text:p>
      <text:p text:style-name="P2">"Ja", sagt Klara. "Ist bei mir nicht anders. Zuanfang, also in den ersten paar Tagen, dachte ich 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text:soft-page-break/>verzieht.</text:p>
      <text:p text:style-name="P2">"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weiterhin betonenswert.</text:p>
      <text:p text:style-name="P2">"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Beruf dann immer unter hohem Stress und Erwartungsdruck gelitten." Klara lächelt wieder.</text:p>
      <text:p text:style-name="P2">"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Nee, überhaupt nicht nach Zimt." Thomal dreht sich um, überall sind Gespräche im Gange. Hinter ihm steht der Mann mit der gemachten Aussage: jeder ist seines eigenen Glückes Schmied. Er unterhält sich mit der Frau mit der großen Nase. 'Die große Blonde mit der großen Nase', denkt Thomal und schmunzelt. Dann fragt er beide:</text:p>
      <text:p text:style-name="P2">"Hallo, findet ihr, dass der Sekt nussig schmeckt?"</text:p>
      <text:p text:style-name="P2">"Nein", sagt die Frau. "Kein Sekt, und es schmeckt leicht nach Apfelmost. Überhaupt nicht nussig. Habt ihr auch was anderes? Holger meint", sie blickt den Mann mit Schnurrbart an, der etwa wie ein Sicherheitsbeamter oder Schutzmann eines Unternehmens aussieht.</text:p>
      <text:p text:style-name="P2">"Scheckt wie Spezi", sagt der.</text:p>
      <text:p text:style-name="P2">"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text:soft-page-break/>Dialekt. 'Franke oder Schwabe', denkt Thomal. 'Irgendwie gemütlich'.</text:p>
      <text:p text:style-name="P2">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homal muss lachen. Leitpaste! Er stellt sich vor, wie die Flüssigkeit, in der Proteine oder sonstwas 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Finger parallel und schmiegen sich aneinander. </text:p>
      <text:p text:style-name="P2">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schwarze Wolke. Thomal steht wieder im Korridor. Er erkennt, dass die Bilder an den Wänden die Menschen darstellen, die er gerade erlebt hat. Der Korridor führt unendlich in die Tiefe, immer weiter nach hinten und immer weiter. Überall die Gesichter an den Wänden. Wie Wasser, das unendlich einen Strom entlang fließt. Holger hält immer noch das Zepter in der Hand. Die andere 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6-12T18:16:39</dc:date>
    <dc:creator>Uwe Kirschenmann</dc:creator>
    <meta:editing-duration>P42DT22H2M38S</meta:editing-duration>
    <meta:editing-cycles>494</meta:editing-cycles>
    <meta:generator>OpenOffice/4.0.0$Unix OpenOffice.org_project/400m3$Build-9702</meta:generator>
    <meta:document-statistic meta:table-count="0" meta:image-count="0" meta:object-count="0" meta:page-count="77" meta:paragraph-count="1288" meta:word-count="37651" meta:character-count="228414"/>
  </office:meta>
</office:document-meta>
</file>